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a24a" officeooo:paragraph-rsid="000ea24a"/>
    </style:style>
    <style:style style:name="P2" style:family="paragraph" style:parent-style-name="Standard">
      <style:paragraph-properties fo:text-align="center" style:justify-single-word="false"/>
      <style:text-properties officeooo:rsid="000ea24a" officeooo:paragraph-rsid="000ea24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a24a" officeooo:paragraph-rsid="000ea24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officeooo:paragraph-rsid="000ea24a" style:font-size-asian="10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Monospace" fo:font-size="10pt" style:font-size-asian="10pt"/>
    </style:style>
    <style:style style:name="P6" style:family="paragraph" style:parent-style-name="Standard">
      <style:paragraph-properties fo:text-align="end" style:justify-single-word="false"/>
      <style:text-properties officeooo:rsid="000ea24a" officeooo:paragraph-rsid="000ea24a"/>
    </style:style>
    <style:style style:name="P7" style:family="paragraph" style:parent-style-name="Standard">
      <style:paragraph-properties fo:text-align="end" style:justify-single-word="false"/>
      <style:text-properties officeooo:rsid="000ea24a" officeooo:paragraph-rsid="00156250"/>
    </style:style>
    <style:style style:name="P8" style:family="paragraph" style:parent-style-name="Standard">
      <style:paragraph-properties fo:text-align="end" style:justify-single-word="false"/>
      <style:text-properties officeooo:rsid="00156250" officeooo:paragraph-rsid="00156250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ea24a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6c505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b543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6c505" officeooo:paragraph-rsid="0016c505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1bec5e" officeooo:paragraph-rsid="001bec5e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1bec5e" officeooo:paragraph-rsid="001bec5e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1bec5e" officeooo:paragraph-rsid="001c2764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Menlo" fo:font-size="9pt" fo:font-style="normal" style:text-underline-style="none" officeooo:rsid="001c2764" officeooo:paragraph-rsid="001c2764" style:font-size-asian="9pt" style:font-style-asian="normal" style:font-size-complex="9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Menlo" fo:font-size="8pt" fo:font-weight="normal" officeooo:rsid="001c2764" officeooo:paragraph-rsid="001c2764" style:font-size-asian="8pt" style:font-weight-asian="normal" style:font-size-complex="8pt" style:font-weight-complex="normal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style:font-name="Monospace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" style:family="text">
      <style:text-properties style:font-name="Monospace" fo:font-size="10pt" fo:font-style="italic" style:font-size-asian="10pt" style:font-style-asian="italic" style:font-style-complex="italic"/>
    </style:style>
    <style:style style:name="T5" style:family="text">
      <style:text-properties style:font-name="Monospace" fo:font-size="10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T6" style:family="text">
      <style:text-properties style:font-name="Monospace" fo:font-size="10pt" fo:font-weight="bold" style:font-size-asian="10pt" style:font-weight-asian="bold" style:font-weight-complex="bold"/>
    </style:style>
    <style:style style:name="T7" style:family="text">
      <style:text-properties style:font-name="Monospace" fo:font-size="10pt" fo:font-weight="normal" style:font-size-asian="10pt" style:font-weight-asian="normal" style:font-weight-complex="normal"/>
    </style:style>
    <style:style style:name="T8" style:family="text">
      <style:text-properties style:font-name="Monospace" fo:font-size="10pt" style:text-underline-style="none" style:font-size-asian="10pt"/>
    </style:style>
    <style:style style:name="T9" style:family="text">
      <style:text-properties style:font-name="Monospace" fo:font-size="10pt" fo:font-style="normal" style:text-underline-style="solid" style:text-underline-width="auto" style:text-underline-color="font-color" style:font-size-asian="10pt" style:font-style-asian="normal" style:font-style-complex="normal"/>
    </style:style>
    <style:style style:name="T10" style:family="text">
      <style:text-properties style:font-name="Monospace" fo:font-size="10pt" fo:font-style="normal" style:text-underline-style="none" officeooo:rsid="001bec5e" style:font-size-asian="10pt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10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T16" style:family="text">
      <style:text-properties officeooo:rsid="001c27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yler Charles Hoffman</text:p>
      <text:p text:style-name="P7">Eddie Philip Gurnee</text:p>
      <text:p text:style-name="P1">2015-03-20</text:p>
      <text:p text:style-name="P8">COSC 571</text:p>
      <text:p text:style-name="P1"/>
      <text:p text:style-name="P2">Best Books Project</text:p>
      <text:p text:style-name="P2">Phase 3 – Logical Database Design</text:p>
      <text:p text:style-name="P2"/>
      <text:p text:style-name="P3">Relational Schema</text:p>
      <text:list xml:id="list8806272002058220672" text:style-name="L1">
        <text:list-item>
          <text:p text:style-name="P11"><text:span text:style-name="T1">address(</text:span><text:span text:style-name="T2">id</text:span><text:span text:style-name="T1">, street_address, city, zipcode, </text:span><text:span text:style-name="T4">state</text:span><text:span text:style-name="T1">)</text:span></text:p>
        </text:list-item>
        <text:list-item>
          <text:p text:style-name="P10"><text:span text:style-name="T1">admin(</text:span><text:span text:style-name="T2">username</text:span><text:span text:style-name="T1">, password)</text:span></text:p>
        </text:list-item>
        <text:list-item>
          <text:p text:style-name="P13"><text:span text:style-name="T1">author(</text:span><text:span text:style-name="T2">id</text:span><text:span text:style-name="T1">, first_name, last_name)</text:span></text:p>
        </text:list-item>
        <text:list-item>
          <text:p text:style-name="P13"><text:span text:style-name="T1">book(</text:span><text:span text:style-name="T2">isbn</text:span><text:span text:style-name="T1">, title, description, price, cover_filepath, </text:span><text:span text:style-name="T4">author_id</text:span><text:span text:style-name="T1">, </text:span><text:span text:style-name="T4">publisher_id</text:span><text:span text:style-name="T1">)</text:span></text:p>
        </text:list-item>
        <text:list-item>
          <text:p text:style-name="P10"><text:span text:style-name="T1">book_genre(</text:span><text:span text:style-name="T5">isbn</text:span><text:span text:style-name="T8">, </text:span><text:span text:style-name="T5">genre_id</text:span><text:span text:style-name="T1">)</text:span></text:p>
        </text:list-item>
        <text:list-item>
          <text:p text:style-name="P10"><text:span text:style-name="T1">coupon(</text:span><text:span text:style-name="T2">entry_code</text:span><text:span text:style-name="T1">, expiration_date, value, used, </text:span><text:span text:style-name="T4">customer_username</text:span><text:span text:style-name="T1">, </text:span><text:span text:style-name="T4">order_id</text:span><text:span text:style-name="T1">)</text:span></text:p>
        </text:list-item>
        <text:list-item>
          <text:p text:style-name="P13"><text:span text:style-name="T1">credit_card(</text:span><text:span text:style-name="T2">number</text:span><text:span text:style-name="T1">, type, ccv, expiration_date, issuer, name_on_card, associated_zip, pin_number, </text:span><text:span text:style-name="T4">customer_username</text:span><text:span text:style-name="T1">)</text:span></text:p>
        </text:list-item>
        <text:list-item>
          <text:p text:style-name="P13"><text:span text:style-name="T1">customer(</text:span><text:span text:style-name="T2">username</text:span><text:span text:style-name="T1">, password, email, first_name, last_name, middle_initial, date_of_birth, loyalty_points, one_click_buying, prime_member, </text:span><text:span text:style-name="T4">phone_area_code</text:span><text:span text:style-name="T1">, </text:span><text:span text:style-name="T4">phone_number</text:span><text:span text:style-name="T1">, </text:span><text:span text:style-name="T4">address_id</text:span><text:span text:style-name="T1">, </text:span><text:span text:style-name="T4">card_number</text:span><text:span text:style-name="T1">)</text:span></text:p>
        </text:list-item>
        <text:list-item>
          <text:p text:style-name="P10"><text:span text:style-name="T1">customer_address(</text:span><text:span text:style-name="T5">username</text:span><text:span text:style-name="T8">, </text:span><text:span text:style-name="T5">address_id</text:span><text:span text:style-name="T1">)</text:span></text:p>
        </text:list-item>
        <text:list-item>
          <text:p text:style-name="P10"><text:span text:style-name="T1">genre(</text:span><text:span text:style-name="T2">id</text:span><text:span text:style-name="T1">, name, </text:span><text:span text:style-name="T4">most_popular_isbn</text:span><text:span text:style-name="T1">)</text:span></text:p>
        </text:list-item>
        <text:list-item>
          <text:p text:style-name="P10"><text:span text:style-name="T1">order_item(</text:span><text:span text:style-name="T5">order_id</text:span><text:span text:style-name="T8">, </text:span><text:span text:style-name="T5">book_id</text:span><text:span text:style-name="T1">, quantity)</text:span></text:p>
        </text:list-item>
        <text:list-item>
          <text:p text:style-name="P10"><text:span text:style-name="T1">phone(</text:span><text:span text:style-name="T5">area_code</text:span><text:span text:style-name="T8">, </text:span><text:span text:style-name="T5">number</text:span><text:span text:style-name="T1">, carrier)</text:span></text:p>
        </text:list-item>
        <text:list-item>
          <text:p text:style-name="P10"><text:span text:style-name="T1">publisher(</text:span><text:span text:style-name="T2">id</text:span><text:span text:style-name="T1">, name, code, num_books)</text:span></text:p>
        </text:list-item>
        <text:list-item>
          <text:p text:style-name="P5">review(<text:span text:style-name="T14">book_isbn</text:span>, <text:span text:style-name="T14">customer_username</text:span>, content, rating, submit_time)</text:p>
        </text:list-item>
        <text:list-item>
          <text:p text:style-name="P10"><text:span text:style-name="T1">sales_order(</text:span><text:span text:style-name="T2">id</text:span><text:span text:style-name="T1">, total_cost, submit_date, shipping_cost, delivery_date, delivery_status, </text:span><text:span text:style-name="T4">contact_phone_area_code</text:span><text:span text:style-name="T1">, </text:span><text:span text:style-name="T4">contact_phone_number</text:span><text:span text:style-name="T1">, </text:span><text:span text:style-name="T4">customer_username</text:span><text:span text:style-name="T1">, </text:span><text:span text:style-name="T4">address_id</text:span><text:span text:style-name="T1">, </text:span><text:span text:style-name="T4">credit_card_number</text:span><text:span text:style-name="T1">)</text:span></text:p>
        </text:list-item>
        <text:list-item>
          <text:p text:style-name="P10"><text:span text:style-name="T1">series_entry(</text:span><text:span text:style-name="T5">book_isbn</text:span><text:span text:style-name="T8">, </text:span><text:span text:style-name="T5">series_id</text:span><text:span text:style-name="T1">, position)</text:span></text:p>
        </text:list-item>
        <text:list-item>
          <text:p text:style-name="P12"><text:span text:style-name="T1">series(</text:span><text:span text:style-name="T2">id</text:span><text:span text:style-name="T1">, name)</text:span></text:p>
        </text:list-item>
        <text:list-item>
          <text:p text:style-name="P14"><text:span text:style-name="T1">shipping_zone(</text:span><text:span text:style-name="T3">code</text:span><text:span text:style-name="T1">, price, time)</text:span></text:p>
        </text:list-item>
        <text:list-item>
          <text:p text:style-name="P14"><text:span text:style-name="T1">state(</text:span><text:span text:style-name="T9">abbreviation</text:span><text:span text:style-name="T1">, name, </text:span><text:span text:style-name="T4">shipping_code</text:span><text:span text:style-name="T1">)</text:span></text:p>
        </text:list-item>
        <text:list-item>
          <text:p text:style-name="P10"><text:span text:style-name="T1">wishlist(</text:span><text:span text:style-name="T5">book_isbn</text:span><text:span text:style-name="T8">, </text:span><text:span text:style-name="T5">customer_id</text:span><text:span text:style-name="T10">)</text:span></text:p>
        </text:list-item>
      </text:list>
      <text:p text:style-name="P9"/>
      <text:p text:style-name="P16">MySQL <text:span text:style-name="T16">Create Tables</text:span>:</text:p>
      <text:p text:style-name="P15"/>
      <text:p text:style-name="P18">-- MySQL dump 10.13 <text:s/>Distrib 5.6.19, for osx10.7 (i386)</text:p>
      <text:p text:style-name="P18">--</text:p>
      <text:p text:style-name="P18">-- Host: localhost <text:s text:c="3"/>Database: bbb_te</text:p>
      <text:p text:style-name="P18">-- ------------------------------------------------------</text:p>
      <text:p text:style-name="P18">-- Server version<text:tab/>5.6.23</text:p>
      <text:p text:style-name="P18"/>
      <text:p text:style-name="P18">/*!40101 SET @OLD_CHARACTER_SET_CLIENT=@@CHARACTER_SET_CLIENT */;</text:p>
      <text:p text:style-name="P18">/*!40101 SET @OLD_CHARACTER_SET_RESULTS=@@CHARACTER_SET_RESULTS */;</text:p>
      <text:p text:style-name="P18">/*!40101 SET @OLD_COLLATION_CONNECTION=@@COLLATION_CONNECTION */;</text:p>
      <text:p text:style-name="P18">/*!40101 SET NAMES utf8 */;</text:p>
      <text:p text:style-name="P18">/*!40103 SET @OLD_TIME_ZONE=@@TIME_ZONE */;</text:p>
      <text:p text:style-name="P18">/*!40103 SET TIME_ZONE='+00:00' */;</text:p>
      <text:p text:style-name="P18">/*!40014 SET @OLD_UNIQUE_CHECKS=@@UNIQUE_CHECKS, UNIQUE_CHECKS=0 */;</text:p>
      <text:p text:style-name="P18">/*!40014 SET @OLD_FOREIGN_KEY_CHECKS=@@FOREIGN_KEY_CHECKS, FOREIGN_KEY_CHECKS=0 */;</text:p>
      <text:p text:style-name="P18"><text:soft-page-break/>/*!40101 SET @OLD_SQL_MODE=@@SQL_MODE, SQL_MODE='NO_AUTO_VALUE_ON_ZERO' */;</text:p>
      <text:p text:style-name="P18">/*!40111 SET @OLD_SQL_NOTES=@@SQL_NOTES, SQL_NOTES=0 */;</text:p>
      <text:p text:style-name="P18"/>
      <text:p text:style-name="P18">--</text:p>
      <text:p text:style-name="P18">-- Table structure for table `address`</text:p>
      <text:p text:style-name="P18">--</text:p>
      <text:p text:style-name="P18"/>
      <text:p text:style-name="P18">DROP TABLE IF EXISTS `address`;</text:p>
      <text:p text:style-name="P18">/*!40101 SET @saved_cs_client <text:s text:c="4"/>= @@character_set_client */;</text:p>
      <text:p text:style-name="P18">/*!40101 SET character_set_client = utf8 */;</text:p>
      <text:p text:style-name="P18">CREATE TABLE `address` (</text:p>
      <text:p text:style-name="P18"><text:s text:c="2"/>`id` int(11) unsigned NOT NULL AUTO_INCREMENT,</text:p>
      <text:p text:style-name="P18"><text:s text:c="2"/>`street_address` varchar(128) DEFAULT NULL,</text:p>
      <text:p text:style-name="P18"><text:s text:c="2"/>`city` varchar(64) DEFAULT NULL,</text:p>
      <text:p text:style-name="P18"><text:s text:c="2"/>`zip` int(5) DEFAULT NULL,</text:p>
      <text:p text:style-name="P18"><text:s text:c="2"/>`state` char(2) NOT NULL,</text:p>
      <text:p text:style-name="P18"><text:s text:c="2"/>PRIMARY KEY (`id`),</text:p>
      <text:p text:style-name="P18"><text:s text:c="2"/>KEY `address_ibfk_1` (`state`),</text:p>
      <text:p text:style-name="P18"><text:s text:c="2"/>CONSTRAINT `address_ibfk_1` FOREIGN KEY (`state`) REFERENCES `state` (`abbreviation`)</text:p>
      <text:p text:style-name="P18">) ENGINE=InnoDB AUTO_INCREMENT=13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admin`</text:p>
      <text:p text:style-name="P18">--</text:p>
      <text:p text:style-name="P18"/>
      <text:p text:style-name="P18">DROP TABLE IF EXISTS `admin`;</text:p>
      <text:p text:style-name="P18">/*!40101 SET @saved_cs_client <text:s text:c="4"/>= @@character_set_client */;</text:p>
      <text:p text:style-name="P18">/*!40101 SET character_set_client = utf8 */;</text:p>
      <text:p text:style-name="P18">CREATE TABLE `admin` (</text:p>
      <text:p text:style-name="P18"><text:s text:c="2"/>`username` varchar(64) NOT NULL,</text:p>
      <text:p text:style-name="P18"><text:s text:c="2"/>`password` char(41) DEFAULT NULL,</text:p>
      <text:p text:style-name="P18"><text:s text:c="2"/>PRIMARY KEY (`username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author`</text:p>
      <text:p text:style-name="P18">--</text:p>
      <text:p text:style-name="P18"/>
      <text:p text:style-name="P18">DROP TABLE IF EXISTS `author`;</text:p>
      <text:p text:style-name="P18">/*!40101 SET @saved_cs_client <text:s text:c="4"/>= @@character_set_client */;</text:p>
      <text:p text:style-name="P18">/*!40101 SET character_set_client = utf8 */;</text:p>
      <text:p text:style-name="P18">CREATE TABLE `author` (</text:p>
      <text:p text:style-name="P18"><text:s text:c="2"/>`id` int(11) unsigned NOT NULL AUTO_INCREMENT,</text:p>
      <text:p text:style-name="P18"><text:s text:c="2"/>`first_name` varchar(64) DEFAULT NULL,</text:p>
      <text:p text:style-name="P18"><text:s text:c="2"/>`last_name` varchar(64) NOT NULL,</text:p>
      <text:p text:style-name="P18"><text:s text:c="2"/>PRIMARY KEY (`id`)</text:p>
      <text:p text:style-name="P18">) ENGINE=InnoDB AUTO_INCREMENT=6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book`</text:p>
      <text:p text:style-name="P18">--</text:p>
      <text:p text:style-name="P18"/>
      <text:p text:style-name="P18">DROP TABLE IF EXISTS `book`;</text:p>
      <text:p text:style-name="P18">/*!40101 SET @saved_cs_client <text:s text:c="4"/>= @@character_set_client */;</text:p>
      <text:p text:style-name="P18">/*!40101 SET character_set_client = utf8 */;</text:p>
      <text:p text:style-name="P18">CREATE TABLE `book` (</text:p>
      <text:p text:style-name="P18"><text:s text:c="2"/>`isbn` char(13) NOT NULL DEFAULT '',</text:p>
      <text:p text:style-name="P18"><text:s text:c="2"/>`title` varchar(256) NOT NULL,</text:p>
      <text:p text:style-name="P18"><text:s text:c="2"/>`description` varchar(2048) DEFAULT NULL,</text:p>
      <text:p text:style-name="P18"><text:s text:c="2"/>`price` decimal(6,2) NOT NULL DEFAULT '0.00',</text:p>
      <text:p text:style-name="P18"><text:s text:c="2"/>`author_id` int(11) unsigned NOT NULL,</text:p>
      <text:p text:style-name="P18"><text:soft-page-break/><text:s text:c="2"/>`publisher_id` int(11) unsigned NOT NULL,</text:p>
      <text:p text:style-name="P18"><text:s text:c="2"/>PRIMARY KEY (`isbn`),</text:p>
      <text:p text:style-name="P18"><text:s text:c="2"/>KEY `author_id` (`author_id`),</text:p>
      <text:p text:style-name="P18"><text:s text:c="2"/>KEY `publisher_id` (`publisher_id`),</text:p>
      <text:p text:style-name="P18"><text:s text:c="2"/>CONSTRAINT `book_ibfk_1` FOREIGN KEY (`author_id`) REFERENCES `author` (`id`),</text:p>
      <text:p text:style-name="P18"><text:s text:c="2"/>CONSTRAINT `book_ibfk_3` FOREIGN KEY (`publisher_id`) REFERENCES `publisher` (`id`)</text:p>
      <text:p text:style-name="P18">) ENGINE=InnoDB DEFAULT CHARSET=latin1;</text:p>
      <text:p text:style-name="P18">/*!40101 SET character_set_client = @saved_cs_client */;</text:p>
      <text:p text:style-name="P18">/*!50003 SET @saved_cs_client <text:s text:c="5"/>= @@character_set_client */ ;</text:p>
      <text:p text:style-name="P18">/*!50003 SET @saved_cs_results <text:s text:c="4"/>= @@character_set_results */ ;</text:p>
      <text:p text:style-name="P18">/*!50003 SET @saved_col_connection = @@collation_connection */ ;</text:p>
      <text:p text:style-name="P18">/*!50003 SET character_set_client <text:s/>= utf8 */ ;</text:p>
      <text:p text:style-name="P18">/*!50003 SET character_set_results = utf8 */ ;</text:p>
      <text:p text:style-name="P18">/*!50003 SET collation_connection <text:s/>= utf8_general_ci */ ;</text:p>
      <text:p text:style-name="P18">/*!50003 SET @saved_sql_mode <text:s text:c="6"/>= @@sql_mode */ ;</text:p>
      <text:p text:style-name="P18">/*!50003 SET sql_mode <text:s text:c="13"/>= 'STRICT_TRANS_TABLES,NO_ENGINE_SUBSTITUTION' */ ;</text:p>
      <text:p text:style-name="P18">DELIMITER ;;</text:p>
      <text:p text:style-name="P18">/*!50003 CREATE*/ </text:p>
      <text:p text:style-name="P18">/*!50017 DEFINER=`root`@`localhost`*/ </text:p>
      <text:p text:style-name="P18">/*!50003 TRIGGER on_insert_book</text:p>
      <text:p text:style-name="P18"><text:tab/>BEFORE INSERT</text:p>
      <text:p text:style-name="P18"><text:tab/>ON book</text:p>
      <text:p text:style-name="P18"><text:tab/>FOR EACH ROW</text:p>
      <text:p text:style-name="P18"><text:tab/>BEGIN</text:p>
      <text:p text:style-name="P18"><text:tab/><text:tab/>UPDATE publisher </text:p>
      <text:p text:style-name="P18"><text:tab/><text:tab/>SET num_books=num_books+1,</text:p>
      <text:p text:style-name="P18"><text:tab/><text:tab/><text:tab/>NEW.isbn=isbn_with_check_digit(CONCAT('9780', code, LPAD(num_books, 8 - CHAR_LENGTH(code), '0')))</text:p>
      <text:p text:style-name="P18"><text:tab/><text:tab/>WHERE publisher.id=NEW.publisher_id;</text:p>
      <text:p text:style-name="P18"><text:tab/><text:tab/></text:p>
      <text:p text:style-name="P18"><text:tab/><text:tab/>IF (NEW.price = 0) THEN</text:p>
      <text:p text:style-name="P18"><text:tab/><text:tab/><text:tab/>SET NEW.price=(RAND() * 16) + 4;</text:p>
      <text:p text:style-name="P18"><text:tab/><text:tab/>END IF;</text:p>
      <text:p text:style-name="P18"><text:tab/><text:tab/></text:p>
      <text:p text:style-name="P18"><text:tab/>END */;;</text:p>
      <text:p text:style-name="P18">DELIMITER ;</text:p>
      <text:p text:style-name="P18">/*!50003 SET sql_mode <text:s text:c="13"/>= @saved_sql_mode */ ;</text:p>
      <text:p text:style-name="P18">/*!50003 SET character_set_client <text:s/>= @saved_cs_client */ ;</text:p>
      <text:p text:style-name="P18">/*!50003 SET character_set_results = @saved_cs_results */ ;</text:p>
      <text:p text:style-name="P18">/*!50003 SET collation_connection <text:s/>= @saved_col_connection */ ;</text:p>
      <text:p text:style-name="P18"/>
      <text:p text:style-name="P18">--</text:p>
      <text:p text:style-name="P18">-- Table structure for table `book_genre`</text:p>
      <text:p text:style-name="P18">--</text:p>
      <text:p text:style-name="P18"/>
      <text:p text:style-name="P18">DROP TABLE IF EXISTS `book_genre`;</text:p>
      <text:p text:style-name="P18">/*!40101 SET @saved_cs_client <text:s text:c="4"/>= @@character_set_client */;</text:p>
      <text:p text:style-name="P18">/*!40101 SET character_set_client = utf8 */;</text:p>
      <text:p text:style-name="P18">CREATE TABLE `book_genre` (</text:p>
      <text:p text:style-name="P18"><text:s text:c="2"/>`isbn` char(13) NOT NULL DEFAULT '',</text:p>
      <text:p text:style-name="P18"><text:s text:c="2"/>`genre_id` int(11) unsigned NOT NULL DEFAULT '0',</text:p>
      <text:p text:style-name="P18"><text:s text:c="2"/>PRIMARY KEY (`isbn`,`genre_id`),</text:p>
      <text:p text:style-name="P18"><text:s text:c="2"/>KEY `genre_id` (`genre_id`),</text:p>
      <text:p text:style-name="P18"><text:s text:c="2"/>CONSTRAINT `book_genre_ibfk_1` FOREIGN KEY (`isbn`) REFERENCES `book` (`isbn`),</text:p>
      <text:p text:style-name="P18"><text:s text:c="2"/>CONSTRAINT `book_genre_ibfk_2` FOREIGN KEY (`genre_id`) REFERENCES `genre` (`id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coupon`</text:p>
      <text:p text:style-name="P18">--</text:p>
      <text:p text:style-name="P18"/>
      <text:p text:style-name="P18">DROP TABLE IF EXISTS `coupon`;</text:p>
      <text:p text:style-name="P18">/*!40101 SET @saved_cs_client <text:s text:c="4"/>= @@character_set_client */;</text:p>
      <text:p text:style-name="P18"><text:soft-page-break/>/*!40101 SET character_set_client = utf8 */;</text:p>
      <text:p text:style-name="P18">CREATE TABLE `coupon` (</text:p>
      <text:p text:style-name="P18"><text:s text:c="2"/>`entry_code` char(10) NOT NULL,</text:p>
      <text:p text:style-name="P18"><text:s text:c="2"/>`expiration_date` date NOT NULL,</text:p>
      <text:p text:style-name="P18"><text:s text:c="2"/>`value` decimal(6,2) NOT NULL,</text:p>
      <text:p text:style-name="P18"><text:s text:c="2"/>`used` tinyint(1) NOT NULL DEFAULT '0',</text:p>
      <text:p text:style-name="P18"><text:s text:c="2"/>`customer_username` varchar(64) DEFAULT NULL,</text:p>
      <text:p text:style-name="P18"><text:s text:c="2"/>`order_id` int(11) unsigned DEFAULT NULL,</text:p>
      <text:p text:style-name="P18"><text:s text:c="2"/>PRIMARY KEY (`entry_code`),</text:p>
      <text:p text:style-name="P18"><text:s text:c="2"/>KEY `coupon_ibfk_1` (`customer_username`),</text:p>
      <text:p text:style-name="P18"><text:s text:c="2"/>KEY `coupon_ibfk_2` (`order_id`),</text:p>
      <text:p text:style-name="P18"><text:s text:c="2"/>CONSTRAINT `coupon_ibfk_1` FOREIGN KEY (`customer_username`) REFERENCES `customer` (`username`),</text:p>
      <text:p text:style-name="P18"><text:s text:c="2"/>CONSTRAINT `coupon_ibfk_2` FOREIGN KEY (`order_id`) REFERENCES `sales_order` (`id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credit_card`</text:p>
      <text:p text:style-name="P18">--</text:p>
      <text:p text:style-name="P18"/>
      <text:p text:style-name="P18">DROP TABLE IF EXISTS `credit_card`;</text:p>
      <text:p text:style-name="P18">/*!40101 SET @saved_cs_client <text:s text:c="4"/>= @@character_set_client */;</text:p>
      <text:p text:style-name="P18">/*!40101 SET character_set_client = utf8 */;</text:p>
      <text:p text:style-name="P18">CREATE TABLE `credit_card` (</text:p>
      <text:p text:style-name="P18"><text:s text:c="2"/>`number` char(16) NOT NULL,</text:p>
      <text:p text:style-name="P18"><text:s text:c="2"/>`ccv` varchar(4) NOT NULL,</text:p>
      <text:p text:style-name="P18"><text:s text:c="2"/>`type` enum('credit','cebit') NOT NULL,</text:p>
      <text:p text:style-name="P18"><text:s text:c="2"/>`expiration` date NOT NULL,</text:p>
      <text:p text:style-name="P18"><text:s text:c="2"/>`name_on_card` varchar(128) DEFAULT NULL,</text:p>
      <text:p text:style-name="P18"><text:s text:c="2"/>`issuer` varchar(16) DEFAULT NULL,</text:p>
      <text:p text:style-name="P18"><text:s text:c="2"/>`pin_number` int(4) DEFAULT NULL,</text:p>
      <text:p text:style-name="P18"><text:s text:c="2"/>`associated_zip` int(5) NOT NULL,</text:p>
      <text:p text:style-name="P18"><text:s text:c="2"/>`username` varchar(64) NOT NULL,</text:p>
      <text:p text:style-name="P18"><text:s text:c="2"/>PRIMARY KEY (`number`),</text:p>
      <text:p text:style-name="P18"><text:s text:c="2"/>KEY `credit_card_ibfk_1` (`username`),</text:p>
      <text:p text:style-name="P18"><text:s text:c="2"/>CONSTRAINT `credit_card_ibfk_1` FOREIGN KEY (`username`) REFERENCES `customer` (`username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customer`</text:p>
      <text:p text:style-name="P18">--</text:p>
      <text:p text:style-name="P18"/>
      <text:p text:style-name="P18">DROP TABLE IF EXISTS `customer`;</text:p>
      <text:p text:style-name="P18">/*!40101 SET @saved_cs_client <text:s text:c="4"/>= @@character_set_client */;</text:p>
      <text:p text:style-name="P18">/*!40101 SET character_set_client = utf8 */;</text:p>
      <text:p text:style-name="P18">CREATE TABLE `customer` (</text:p>
      <text:p text:style-name="P18"><text:s text:c="2"/>`username` varchar(64) NOT NULL,</text:p>
      <text:p text:style-name="P18"><text:s text:c="2"/>`password` char(41) NOT NULL,</text:p>
      <text:p text:style-name="P18"><text:s text:c="2"/>`email` varchar(64) NOT NULL,</text:p>
      <text:p text:style-name="P18"><text:s text:c="2"/>`first_name` varchar(64) NOT NULL,</text:p>
      <text:p text:style-name="P18"><text:s text:c="2"/>`last_name` varchar(64) NOT NULL,</text:p>
      <text:p text:style-name="P18"><text:s text:c="2"/>`middle_initial` varchar(1) DEFAULT NULL,</text:p>
      <text:p text:style-name="P18"><text:s text:c="2"/>`date_of_birth` date DEFAULT NULL,</text:p>
      <text:p text:style-name="P18"><text:s text:c="2"/>`loyalty_points` int(10) DEFAULT '0',</text:p>
      <text:p text:style-name="P18"><text:s text:c="2"/>`one_click_buying` tinyint(1) DEFAULT '0',</text:p>
      <text:p text:style-name="P18"><text:s text:c="2"/>`prime_member` tinyint(1) DEFAULT '0',</text:p>
      <text:p text:style-name="P18"><text:s text:c="2"/>`phone_area_code` int(3) DEFAULT NULL,</text:p>
      <text:p text:style-name="P18"><text:s text:c="2"/>`phone_number` int(7) DEFAULT NULL,</text:p>
      <text:p text:style-name="P18"><text:s text:c="2"/>`address_id` int(11) unsigned DEFAULT NULL,</text:p>
      <text:p text:style-name="P18"><text:s text:c="2"/>`card_number` char(16) DEFAULT NULL,</text:p>
      <text:p text:style-name="P18"><text:s text:c="2"/>PRIMARY KEY (`username`),</text:p>
      <text:p text:style-name="P18"><text:soft-page-break/><text:s text:c="2"/>KEY `phone_area_code` (`phone_area_code`,`phone_number`),</text:p>
      <text:p text:style-name="P18"><text:s text:c="2"/>KEY `address_id` (`address_id`),</text:p>
      <text:p text:style-name="P18"><text:s text:c="2"/>KEY `card_number` (`card_number`),</text:p>
      <text:p text:style-name="P18"><text:s text:c="2"/>CONSTRAINT `customer_ibfk_1` FOREIGN KEY (`phone_area_code`, `phone_number`) REFERENCES `phone` (`area_code`, `number`),</text:p>
      <text:p text:style-name="P18"><text:s text:c="2"/>CONSTRAINT `customer_ibfk_2` FOREIGN KEY (`address_id`) REFERENCES `address` (`id`)</text:p>
      <text:p text:style-name="P18">) ENGINE=InnoDB DEFAULT CHARSET=latin1;</text:p>
      <text:p text:style-name="P18">/*!40101 SET character_set_client = @saved_cs_client */;</text:p>
      <text:p text:style-name="P18">/*!50003 SET @saved_cs_client <text:s text:c="5"/>= @@character_set_client */ ;</text:p>
      <text:p text:style-name="P18">/*!50003 SET @saved_cs_results <text:s text:c="4"/>= @@character_set_results */ ;</text:p>
      <text:p text:style-name="P18">/*!50003 SET @saved_col_connection = @@collation_connection */ ;</text:p>
      <text:p text:style-name="P18">/*!50003 SET character_set_client <text:s/>= utf8 */ ;</text:p>
      <text:p text:style-name="P18">/*!50003 SET character_set_results = utf8 */ ;</text:p>
      <text:p text:style-name="P18">/*!50003 SET collation_connection <text:s/>= utf8_general_ci */ ;</text:p>
      <text:p text:style-name="P18">/*!50003 SET @saved_sql_mode <text:s text:c="6"/>= @@sql_mode */ ;</text:p>
      <text:p text:style-name="P18">/*!50003 SET sql_mode <text:s text:c="13"/>= 'STRICT_TRANS_TABLES,NO_ENGINE_SUBSTITUTION' */ ;</text:p>
      <text:p text:style-name="P18">DELIMITER ;;</text:p>
      <text:p text:style-name="P18">/*!50003 CREATE*/ </text:p>
      <text:p text:style-name="P18">/*!50017 DEFINER=`root`@`localhost`*/ </text:p>
      <text:p text:style-name="P18">/*!50003 TRIGGER `bbb_te`.`customer_BEFORE_INSERT` </text:p>
      <text:p text:style-name="P18">BEFORE INSERT ON `customer` </text:p>
      <text:p text:style-name="P18">FOR EACH ROW</text:p>
      <text:p text:style-name="P18">BEGIN</text:p>
      <text:p text:style-name="P18"><text:tab/>SET NEW.password = password(NEW.password);</text:p>
      <text:p text:style-name="P18">END */;;</text:p>
      <text:p text:style-name="P18">DELIMITER ;</text:p>
      <text:p text:style-name="P18">/*!50003 SET sql_mode <text:s text:c="13"/>= @saved_sql_mode */ ;</text:p>
      <text:p text:style-name="P18">/*!50003 SET character_set_client <text:s/>= @saved_cs_client */ ;</text:p>
      <text:p text:style-name="P18">/*!50003 SET character_set_results = @saved_cs_results */ ;</text:p>
      <text:p text:style-name="P18">/*!50003 SET collation_connection <text:s/>= @saved_col_connection */ ;</text:p>
      <text:p text:style-name="P18"/>
      <text:p text:style-name="P18">--</text:p>
      <text:p text:style-name="P18">-- Table structure for table `customer_address`</text:p>
      <text:p text:style-name="P18">--</text:p>
      <text:p text:style-name="P18"/>
      <text:p text:style-name="P18">DROP TABLE IF EXISTS `customer_address`;</text:p>
      <text:p text:style-name="P18">/*!40101 SET @saved_cs_client <text:s text:c="4"/>= @@character_set_client */;</text:p>
      <text:p text:style-name="P18">/*!40101 SET character_set_client = utf8 */;</text:p>
      <text:p text:style-name="P18">CREATE TABLE `customer_address` (</text:p>
      <text:p text:style-name="P18"><text:s text:c="2"/>`username` varchar(64) NOT NULL DEFAULT '',</text:p>
      <text:p text:style-name="P18"><text:s text:c="2"/>`address_id` int(11) unsigned NOT NULL DEFAULT '0',</text:p>
      <text:p text:style-name="P18"><text:s text:c="2"/>PRIMARY KEY (`username`,`address_id`),</text:p>
      <text:p text:style-name="P18"><text:s text:c="2"/>KEY `address_id` (`address_id`),</text:p>
      <text:p text:style-name="P18"><text:s text:c="2"/>CONSTRAINT `customer_address_ibfk_1` FOREIGN KEY (`username`) REFERENCES `customer` (`username`),</text:p>
      <text:p text:style-name="P18"><text:s text:c="2"/>CONSTRAINT `customer_address_ibfk_2` FOREIGN KEY (`address_id`) REFERENCES `address` (`id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genre`</text:p>
      <text:p text:style-name="P18">--</text:p>
      <text:p text:style-name="P18"/>
      <text:p text:style-name="P18">DROP TABLE IF EXISTS `genre`;</text:p>
      <text:p text:style-name="P18">/*!40101 SET @saved_cs_client <text:s text:c="4"/>= @@character_set_client */;</text:p>
      <text:p text:style-name="P18">/*!40101 SET character_set_client = utf8 */;</text:p>
      <text:p text:style-name="P18">CREATE TABLE `genre` (</text:p>
      <text:p text:style-name="P18"><text:s text:c="2"/>`id` int(11) unsigned NOT NULL AUTO_INCREMENT,</text:p>
      <text:p text:style-name="P18"><text:s text:c="2"/>`name` varchar(64) NOT NULL,</text:p>
      <text:p text:style-name="P18"><text:s text:c="2"/>PRIMARY KEY (`id`)</text:p>
      <text:p text:style-name="P18">) ENGINE=InnoDB AUTO_INCREMENT=10 DEFAULT CHARSET=latin1;</text:p>
      <text:p text:style-name="P18">/*!40101 SET character_set_client = @saved_cs_client */;</text:p>
      <text:p text:style-name="P18"/>
      <text:p text:style-name="P18"><text:soft-page-break/>--</text:p>
      <text:p text:style-name="P18">-- Table structure for table `order_item`</text:p>
      <text:p text:style-name="P18">--</text:p>
      <text:p text:style-name="P18"/>
      <text:p text:style-name="P18">DROP TABLE IF EXISTS `order_item`;</text:p>
      <text:p text:style-name="P18">/*!40101 SET @saved_cs_client <text:s text:c="4"/>= @@character_set_client */;</text:p>
      <text:p text:style-name="P18">/*!40101 SET character_set_client = utf8 */;</text:p>
      <text:p text:style-name="P18">CREATE TABLE `order_item` (</text:p>
      <text:p text:style-name="P18"><text:s text:c="2"/>`order_id` int(11) unsigned NOT NULL DEFAULT '0',</text:p>
      <text:p text:style-name="P18"><text:s text:c="2"/>`book_isbn` char(13) NOT NULL DEFAULT '',</text:p>
      <text:p text:style-name="P18"><text:s text:c="2"/>`quantity` int(4) NOT NULL,</text:p>
      <text:p text:style-name="P18"><text:s text:c="2"/>PRIMARY KEY (`order_id`,`book_isbn`),</text:p>
      <text:p text:style-name="P18"><text:s text:c="2"/>KEY `book_isbn` (`book_isbn`),</text:p>
      <text:p text:style-name="P18"><text:s text:c="2"/>CONSTRAINT `order_item_ibfk_1` FOREIGN KEY (`book_isbn`) REFERENCES `book` (`isbn`),</text:p>
      <text:p text:style-name="P18"><text:s text:c="2"/>CONSTRAINT `order_item_ibfk_2` FOREIGN KEY (`order_id`) REFERENCES `sales_order` (`id`)</text:p>
      <text:p text:style-name="P18">) ENGINE=InnoDB DEFAULT CHARSET=latin1;</text:p>
      <text:p text:style-name="P18">/*!40101 SET character_set_client = @saved_cs_client */;</text:p>
      <text:p text:style-name="P18">/*!50003 SET @saved_cs_client <text:s text:c="5"/>= @@character_set_client */ ;</text:p>
      <text:p text:style-name="P18">/*!50003 SET @saved_cs_results <text:s text:c="4"/>= @@character_set_results */ ;</text:p>
      <text:p text:style-name="P18">/*!50003 SET @saved_col_connection = @@collation_connection */ ;</text:p>
      <text:p text:style-name="P18">/*!50003 SET character_set_client <text:s/>= utf8 */ ;</text:p>
      <text:p text:style-name="P18">/*!50003 SET character_set_results = utf8 */ ;</text:p>
      <text:p text:style-name="P18">/*!50003 SET collation_connection <text:s/>= utf8_general_ci */ ;</text:p>
      <text:p text:style-name="P18">/*!50003 SET @saved_sql_mode <text:s text:c="6"/>= @@sql_mode */ ;</text:p>
      <text:p text:style-name="P18">/*!50003 SET sql_mode <text:s text:c="13"/>= 'STRICT_TRANS_TABLES,NO_ENGINE_SUBSTITUTION' */ ;</text:p>
      <text:p text:style-name="P18">DELIMITER ;;</text:p>
      <text:p text:style-name="P18">/*!50003 CREATE*/ </text:p>
      <text:p text:style-name="P18">/*!50017 DEFINER=`root`@`localhost`*/ </text:p>
      <text:p text:style-name="P18">/*!50003 TRIGGER `bbb_te`.`order_item_BEFORE_INSERT` </text:p>
      <text:p text:style-name="P18">BEFORE INSERT ON `order_item` </text:p>
      <text:p text:style-name="P18">FOR EACH ROW</text:p>
      <text:p text:style-name="P18">BEGIN</text:p>
      <text:p text:style-name="P18"><text:tab/>UPDATE sales_order</text:p>
      <text:p text:style-name="P18"><text:s text:c="4"/>SET total_cost = total_cost + (NEW.quantity * (</text:p>
      <text:p text:style-name="P18"><text:tab/><text:tab/><text:tab/><text:tab/><text:tab/><text:tab/><text:tab/><text:tab/><text:tab/>SELECT price </text:p>
      <text:p text:style-name="P18"><text:s text:c="36"/>FROM book </text:p>
      <text:p text:style-name="P18"><text:s text:c="36"/>WHERE book.isbn=NEW.book_isbn))</text:p>
      <text:p text:style-name="P18"><text:s text:c="4"/>WHERE sales_order.id=NEW.order_id;</text:p>
      <text:p text:style-name="P18">END */;;</text:p>
      <text:p text:style-name="P18">DELIMITER ;</text:p>
      <text:p text:style-name="P18">/*!50003 SET sql_mode <text:s text:c="13"/>= @saved_sql_mode */ ;</text:p>
      <text:p text:style-name="P18">/*!50003 SET character_set_client <text:s/>= @saved_cs_client */ ;</text:p>
      <text:p text:style-name="P18">/*!50003 SET character_set_results = @saved_cs_results */ ;</text:p>
      <text:p text:style-name="P18">/*!50003 SET collation_connection <text:s/>= @saved_col_connection */ ;</text:p>
      <text:p text:style-name="P18"/>
      <text:p text:style-name="P18">--</text:p>
      <text:p text:style-name="P18">-- Table structure for table `phone`</text:p>
      <text:p text:style-name="P18">--</text:p>
      <text:p text:style-name="P18"/>
      <text:p text:style-name="P18">DROP TABLE IF EXISTS `phone`;</text:p>
      <text:p text:style-name="P18">/*!40101 SET @saved_cs_client <text:s text:c="4"/>= @@character_set_client */;</text:p>
      <text:p text:style-name="P18">/*!40101 SET character_set_client = utf8 */;</text:p>
      <text:p text:style-name="P18">CREATE TABLE `phone` (</text:p>
      <text:p text:style-name="P18"><text:s text:c="2"/>`area_code` int(3) NOT NULL DEFAULT '0',</text:p>
      <text:p text:style-name="P18"><text:s text:c="2"/>`number` int(7) NOT NULL DEFAULT '0',</text:p>
      <text:p text:style-name="P18"><text:s text:c="2"/>`carrier` enum('txt.att.net','message.alltel.com','myboostmobile.com','mymetropcs.com','messaging.nextel.com','messaging.sprintpcs.com','tmomail.net','email.uscc.net','vtext.com','vmobl.com') NOT NULL,</text:p>
      <text:p text:style-name="P18"><text:s text:c="2"/>PRIMARY KEY (`area_code`,`number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<text:soft-page-break/>-- Table structure for table `publisher`</text:p>
      <text:p text:style-name="P18">--</text:p>
      <text:p text:style-name="P18"/>
      <text:p text:style-name="P18">DROP TABLE IF EXISTS `publisher`;</text:p>
      <text:p text:style-name="P18">/*!40101 SET @saved_cs_client <text:s text:c="4"/>= @@character_set_client */;</text:p>
      <text:p text:style-name="P18">/*!40101 SET character_set_client = utf8 */;</text:p>
      <text:p text:style-name="P18">CREATE TABLE `publisher` (</text:p>
      <text:p text:style-name="P18"><text:s text:c="2"/>`id` int(11) unsigned NOT NULL AUTO_INCREMENT,</text:p>
      <text:p text:style-name="P18"><text:s text:c="2"/>`name` varchar(64) NOT NULL,</text:p>
      <text:p text:style-name="P18"><text:s text:c="2"/>`code` varchar(7) NOT NULL,</text:p>
      <text:p text:style-name="P18"><text:s text:c="2"/>`num_books` int(11) NOT NULL DEFAULT '0',</text:p>
      <text:p text:style-name="P18"><text:s text:c="2"/>PRIMARY KEY (`id`)</text:p>
      <text:p text:style-name="P18">) ENGINE=InnoDB AUTO_INCREMENT=8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reveiw`</text:p>
      <text:p text:style-name="P18">--</text:p>
      <text:p text:style-name="P18"/>
      <text:p text:style-name="P18">DROP TABLE IF EXISTS `reveiw`;</text:p>
      <text:p text:style-name="P18">/*!40101 SET @saved_cs_client <text:s text:c="4"/>= @@character_set_client */;</text:p>
      <text:p text:style-name="P18">/*!40101 SET character_set_client = utf8 */;</text:p>
      <text:p text:style-name="P18">CREATE TABLE `reveiw` (</text:p>
      <text:p text:style-name="P18"><text:s text:c="2"/>`book_isbn` char(13) NOT NULL DEFAULT '',</text:p>
      <text:p text:style-name="P18"><text:s text:c="2"/>`customer_username` varchar(64) NOT NULL DEFAULT '',</text:p>
      <text:p text:style-name="P18"><text:s text:c="2"/>`submit_time` datetime DEFAULT NULL,</text:p>
      <text:p text:style-name="P18"><text:s text:c="2"/>`rating` int(1) DEFAULT NULL,</text:p>
      <text:p text:style-name="P18"><text:s text:c="2"/>`content` varchar(255) DEFAULT NULL,</text:p>
      <text:p text:style-name="P18"><text:s text:c="2"/>PRIMARY KEY (`book_isbn`,`customer_username`),</text:p>
      <text:p text:style-name="P18"><text:s text:c="2"/>KEY `customer_username` (`customer_username`),</text:p>
      <text:p text:style-name="P18"><text:s text:c="2"/>CONSTRAINT `reveiw_ibfk_1` FOREIGN KEY (`customer_username`) REFERENCES `customer` (`username`),</text:p>
      <text:p text:style-name="P18"><text:s text:c="2"/>CONSTRAINT `reveiw_ibfk_2` FOREIGN KEY (`book_isbn`) REFERENCES `book` (`isbn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sales_order`</text:p>
      <text:p text:style-name="P18">--</text:p>
      <text:p text:style-name="P18"/>
      <text:p text:style-name="P18">DROP TABLE IF EXISTS `sales_order`;</text:p>
      <text:p text:style-name="P18">/*!40101 SET @saved_cs_client <text:s text:c="4"/>= @@character_set_client */;</text:p>
      <text:p text:style-name="P18">/*!40101 SET character_set_client = utf8 */;</text:p>
      <text:p text:style-name="P18">CREATE TABLE `sales_order` (</text:p>
      <text:p text:style-name="P18"><text:s text:c="2"/>`id` int(11) unsigned NOT NULL AUTO_INCREMENT,</text:p>
      <text:p text:style-name="P18"><text:s text:c="2"/>`total_cost` decimal(6,2) NOT NULL DEFAULT '0.00',</text:p>
      <text:p text:style-name="P18"><text:s text:c="2"/>`submit_date` datetime NOT NULL DEFAULT CURRENT_TIMESTAMP,</text:p>
      <text:p text:style-name="P18"><text:s text:c="2"/>`shipping_cost` decimal(6,2) NOT NULL DEFAULT '0.00',</text:p>
      <text:p text:style-name="P18"><text:s text:c="2"/>`delivery_date` date DEFAULT NULL,</text:p>
      <text:p text:style-name="P18"><text:s text:c="2"/>`delivery_status` enum('pending','shipped','delivered') NOT NULL DEFAULT 'pending',</text:p>
      <text:p text:style-name="P18"><text:s text:c="2"/>`contact_phone_area_code` int(3) DEFAULT NULL,</text:p>
      <text:p text:style-name="P18"><text:s text:c="2"/>`contact_phone_number` int(7) DEFAULT NULL,</text:p>
      <text:p text:style-name="P18"><text:s text:c="2"/>`customer_username` varchar(64) NOT NULL,</text:p>
      <text:p text:style-name="P18"><text:s text:c="2"/>`address_id` int(11) unsigned NOT NULL,</text:p>
      <text:p text:style-name="P18"><text:s text:c="2"/>`credit_card_number` char(16) NOT NULL,</text:p>
      <text:p text:style-name="P18"><text:s text:c="2"/>PRIMARY KEY (`id`),</text:p>
      <text:p text:style-name="P18"><text:s text:c="2"/>KEY `contact_phone_area_code` (`contact_phone_area_code`,`contact_phone_number`),</text:p>
      <text:p text:style-name="P18"><text:s text:c="2"/>KEY `credit_card_number` (`credit_card_number`),</text:p>
      <text:p text:style-name="P18"><text:s text:c="2"/>KEY `sales_order_ibfk_2` (`customer_username`),</text:p>
      <text:p text:style-name="P18"><text:s text:c="2"/>KEY `sales_order_ibfk_3` (`address_id`),</text:p>
      <text:p text:style-name="P18"><text:s text:c="2"/>CONSTRAINT `sales_order_ibfk_1` FOREIGN KEY (`contact_phone_area_code`, `contact_phone_number`) REFERENCES `phone` (`area_code`, `number`),</text:p>
      <text:p text:style-name="P18"><text:s text:c="2"/>CONSTRAINT `sales_order_ibfk_2` FOREIGN KEY (`customer_username`) REFERENCES `customer` (`username`),</text:p>
      <text:p text:style-name="P18"><text:soft-page-break/><text:s text:c="2"/>CONSTRAINT `sales_order_ibfk_3` FOREIGN KEY (`address_id`) REFERENCES `address` (`id`)</text:p>
      <text:p text:style-name="P18">) ENGINE=InnoDB AUTO_INCREMENT=3 DEFAULT CHARSET=latin1;</text:p>
      <text:p text:style-name="P18">/*!40101 SET character_set_client = @saved_cs_client */;</text:p>
      <text:p text:style-name="P18">/*!50003 SET @saved_cs_client <text:s text:c="5"/>= @@character_set_client */ ;</text:p>
      <text:p text:style-name="P18">/*!50003 SET @saved_cs_results <text:s text:c="4"/>= @@character_set_results */ ;</text:p>
      <text:p text:style-name="P18">/*!50003 SET @saved_col_connection = @@collation_connection */ ;</text:p>
      <text:p text:style-name="P18">/*!50003 SET character_set_client <text:s/>= utf8 */ ;</text:p>
      <text:p text:style-name="P18">/*!50003 SET character_set_results = utf8 */ ;</text:p>
      <text:p text:style-name="P18">/*!50003 SET collation_connection <text:s/>= utf8_general_ci */ ;</text:p>
      <text:p text:style-name="P18">/*!50003 SET @saved_sql_mode <text:s text:c="6"/>= @@sql_mode */ ;</text:p>
      <text:p text:style-name="P18">/*!50003 SET sql_mode <text:s text:c="13"/>= 'STRICT_TRANS_TABLES,NO_ENGINE_SUBSTITUTION' */ ;</text:p>
      <text:p text:style-name="P18">DELIMITER ;;</text:p>
      <text:p text:style-name="P18">/*!50003 CREATE*/ </text:p>
      <text:p text:style-name="P18">/*!50017 DEFINER=`root`@`localhost`*/ </text:p>
      <text:p text:style-name="P18">/*!50003 TRIGGER `bbb_te`.`sales_order_BEFORE_INSERT` </text:p>
      <text:p text:style-name="P18">BEFORE INSERT ON `sales_order` </text:p>
      <text:p text:style-name="P18">FOR EACH ROW</text:p>
      <text:p text:style-name="P18">BEGIN</text:p>
      <text:p text:style-name="P18"><text:tab/>SET NEW.delivery_date = (</text:p>
      <text:p text:style-name="P18"><text:tab/><text:tab/><text:tab/><text:tab/><text:tab/><text:tab/><text:tab/>SELECT CURDATE() + (</text:p>
      <text:p text:style-name="P18"><text:tab/><text:tab/><text:tab/><text:tab/><text:tab/><text:tab/><text:tab/><text:tab/><text:tab/>SELECT deliver_time </text:p>
      <text:p text:style-name="P18"><text:s text:c="36"/>FROM state as s, shipping_zone as z, address as a </text:p>
      <text:p text:style-name="P18"><text:s text:c="36"/>WHERE s.shipping_code=z.code </text:p>
      <text:p text:style-name="P18"><text:tab/><text:tab/><text:tab/><text:tab/><text:tab/><text:tab/><text:tab/><text:tab/><text:tab/><text:tab/>AND NEW.address_id=a.id </text:p>
      <text:p text:style-name="P18"><text:s text:c="40"/>AND s.abbreviation=a.state));</text:p>
      <text:p text:style-name="P18"><text:s text:c="40"/></text:p>
      <text:p text:style-name="P18"><text:tab/>IF NOT (SELECT prime_member FROM customer as c WHERE c.username=NEW.customer_username) THEN</text:p>
      <text:p text:style-name="P18"><text:tab/><text:tab/>SET NEW.shipping_cost = (SELECT price </text:p>
      <text:p text:style-name="P18"><text:tab/><text:tab/><text:tab/><text:tab/><text:tab/><text:tab/><text:tab/>FROM state as s, shipping_zone as z, address as a </text:p>
      <text:p text:style-name="P18"><text:tab/><text:tab/><text:tab/><text:tab/><text:tab/><text:tab/><text:tab/>WHERE s.shipping_code=z.code </text:p>
      <text:p text:style-name="P18"><text:tab/><text:tab/><text:tab/><text:tab/><text:tab/><text:tab/><text:tab/><text:tab/>AND NEW.address_id=a.id </text:p>
      <text:p text:style-name="P18"><text:tab/><text:tab/><text:tab/><text:tab/><text:tab/><text:tab/><text:tab/><text:tab/>AND s.abbreviation=a.state);</text:p>
      <text:p text:style-name="P18"><text:tab/>END IF;</text:p>
      <text:p text:style-name="P18">END */;;</text:p>
      <text:p text:style-name="P18">DELIMITER ;</text:p>
      <text:p text:style-name="P18">/*!50003 SET sql_mode <text:s text:c="13"/>= @saved_sql_mode */ ;</text:p>
      <text:p text:style-name="P18">/*!50003 SET character_set_client <text:s/>= @saved_cs_client */ ;</text:p>
      <text:p text:style-name="P18">/*!50003 SET character_set_results = @saved_cs_results */ ;</text:p>
      <text:p text:style-name="P18">/*!50003 SET collation_connection <text:s/>= @saved_col_connection */ ;</text:p>
      <text:p text:style-name="P18"/>
      <text:p text:style-name="P18">--</text:p>
      <text:p text:style-name="P18">-- Table structure for table `series`</text:p>
      <text:p text:style-name="P18">--</text:p>
      <text:p text:style-name="P18"/>
      <text:p text:style-name="P18">DROP TABLE IF EXISTS `series`;</text:p>
      <text:p text:style-name="P18">/*!40101 SET @saved_cs_client <text:s text:c="4"/>= @@character_set_client */;</text:p>
      <text:p text:style-name="P18">/*!40101 SET character_set_client = utf8 */;</text:p>
      <text:p text:style-name="P18">CREATE TABLE `series` (</text:p>
      <text:p text:style-name="P18"><text:s text:c="2"/>`id` int(11) unsigned NOT NULL AUTO_INCREMENT,</text:p>
      <text:p text:style-name="P18"><text:s text:c="2"/>`name` varchar(64) DEFAULT NULL,</text:p>
      <text:p text:style-name="P18"><text:s text:c="2"/>PRIMARY KEY (`id`)</text:p>
      <text:p text:style-name="P18">) ENGINE=InnoDB AUTO_INCREMENT=9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series_entry`</text:p>
      <text:p text:style-name="P18">--</text:p>
      <text:p text:style-name="P18"/>
      <text:p text:style-name="P18">DROP TABLE IF EXISTS `series_entry`;</text:p>
      <text:p text:style-name="P18">/*!40101 SET @saved_cs_client <text:s text:c="4"/>= @@character_set_client */;</text:p>
      <text:p text:style-name="P18">/*!40101 SET character_set_client = utf8 */;</text:p>
      <text:p text:style-name="P18">CREATE TABLE `series_entry` (</text:p>
      <text:p text:style-name="P18"><text:soft-page-break/><text:s text:c="2"/>`book_isbn` char(13) NOT NULL DEFAULT '',</text:p>
      <text:p text:style-name="P18"><text:s text:c="2"/>`series_id` int(11) unsigned NOT NULL DEFAULT '0',</text:p>
      <text:p text:style-name="P18"><text:s text:c="2"/>`position` int(5) DEFAULT NULL,</text:p>
      <text:p text:style-name="P18"><text:s text:c="2"/>PRIMARY KEY (`book_isbn`,`series_id`),</text:p>
      <text:p text:style-name="P18"><text:s text:c="2"/>KEY `series_id` (`series_id`),</text:p>
      <text:p text:style-name="P18"><text:s text:c="2"/>CONSTRAINT `series_entry_ibfk_1` FOREIGN KEY (`book_isbn`) REFERENCES `book` (`isbn`),</text:p>
      <text:p text:style-name="P18"><text:s text:c="2"/>CONSTRAINT `series_entry_ibfk_2` FOREIGN KEY (`series_id`) REFERENCES `series` (`id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shipping_zone`</text:p>
      <text:p text:style-name="P18">--</text:p>
      <text:p text:style-name="P18"/>
      <text:p text:style-name="P18">DROP TABLE IF EXISTS `shipping_zone`;</text:p>
      <text:p text:style-name="P18">/*!40101 SET @saved_cs_client <text:s text:c="4"/>= @@character_set_client */;</text:p>
      <text:p text:style-name="P18">/*!40101 SET character_set_client = utf8 */;</text:p>
      <text:p text:style-name="P18">CREATE TABLE `shipping_zone` (</text:p>
      <text:p text:style-name="P18"><text:s text:c="2"/>`code` char(1) NOT NULL DEFAULT '',</text:p>
      <text:p text:style-name="P18"><text:s text:c="2"/>`price` decimal(6,2) NOT NULL,</text:p>
      <text:p text:style-name="P18"><text:s text:c="2"/>`deliver_time` int(2) NOT NULL,</text:p>
      <text:p text:style-name="P18"><text:s text:c="2"/>PRIMARY KEY (`code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state`</text:p>
      <text:p text:style-name="P18">--</text:p>
      <text:p text:style-name="P18"/>
      <text:p text:style-name="P18">DROP TABLE IF EXISTS `state`;</text:p>
      <text:p text:style-name="P18">/*!40101 SET @saved_cs_client <text:s text:c="4"/>= @@character_set_client */;</text:p>
      <text:p text:style-name="P18">/*!40101 SET character_set_client = utf8 */;</text:p>
      <text:p text:style-name="P18">CREATE TABLE `state` (</text:p>
      <text:p text:style-name="P18"><text:s text:c="2"/>`abbreviation` char(2) NOT NULL,</text:p>
      <text:p text:style-name="P18"><text:s text:c="2"/>`name` varchar(20) NOT NULL DEFAULT '',</text:p>
      <text:p text:style-name="P18"><text:s text:c="2"/>`shipping_code` char(1) NOT NULL,</text:p>
      <text:p text:style-name="P18"><text:s text:c="2"/>PRIMARY KEY (`abbreviation`),</text:p>
      <text:p text:style-name="P18"><text:s text:c="2"/>KEY `state_ibfk_1` (`shipping_code`),</text:p>
      <text:p text:style-name="P18"><text:s text:c="2"/>CONSTRAINT `state_ibfk_1` FOREIGN KEY (`shipping_code`) REFERENCES `shipping_zone` (`code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Table structure for table `wishlist`</text:p>
      <text:p text:style-name="P18">--</text:p>
      <text:p text:style-name="P18"/>
      <text:p text:style-name="P18">DROP TABLE IF EXISTS `wishlist`;</text:p>
      <text:p text:style-name="P18">/*!40101 SET @saved_cs_client <text:s text:c="4"/>= @@character_set_client */;</text:p>
      <text:p text:style-name="P18">/*!40101 SET character_set_client = utf8 */;</text:p>
      <text:p text:style-name="P18">CREATE TABLE `wishlist` (</text:p>
      <text:p text:style-name="P18"><text:s text:c="2"/>`book_isbn` char(13) NOT NULL DEFAULT '',</text:p>
      <text:p text:style-name="P18"><text:s text:c="2"/>`customer_username` varchar(64) NOT NULL DEFAULT '',</text:p>
      <text:p text:style-name="P18"><text:s text:c="2"/>PRIMARY KEY (`book_isbn`,`customer_username`),</text:p>
      <text:p text:style-name="P18"><text:s text:c="2"/>KEY `customer_username` (`customer_username`),</text:p>
      <text:p text:style-name="P18"><text:s text:c="2"/>CONSTRAINT `wishlist_ibfk_1` FOREIGN KEY (`customer_username`) REFERENCES `customer` (`username`),</text:p>
      <text:p text:style-name="P18"><text:s text:c="2"/>CONSTRAINT `wishlist_ibfk_2` FOREIGN KEY (`book_isbn`) REFERENCES `book` (`isbn`)</text:p>
      <text:p text:style-name="P18">) ENGINE=InnoDB DEFAULT CHARSET=latin1;</text:p>
      <text:p text:style-name="P18">/*!40101 SET character_set_client = @saved_cs_client */;</text:p>
      <text:p text:style-name="P18"/>
      <text:p text:style-name="P18">--</text:p>
      <text:p text:style-name="P18">-- Dumping events for database 'bbb_te'</text:p>
      <text:p text:style-name="P18">--</text:p>
      <text:p text:style-name="P18"><text:soft-page-break/></text:p>
      <text:p text:style-name="P18">--</text:p>
      <text:p text:style-name="P18">-- Dumping routines for database 'bbb_te'</text:p>
      <text:p text:style-name="P18">--</text:p>
      <text:p text:style-name="P18">/*!50003 DROP FUNCTION IF EXISTS `isbn_with_check_digit` */;</text:p>
      <text:p text:style-name="P18">/*!50003 SET @saved_cs_client <text:s text:c="5"/>= @@character_set_client */ ;</text:p>
      <text:p text:style-name="P18">/*!50003 SET @saved_cs_results <text:s text:c="4"/>= @@character_set_results */ ;</text:p>
      <text:p text:style-name="P18">/*!50003 SET @saved_col_connection = @@collation_connection */ ;</text:p>
      <text:p text:style-name="P18">/*!50003 SET character_set_client <text:s/>= utf8 */ ;</text:p>
      <text:p text:style-name="P18">/*!50003 SET character_set_results = utf8 */ ;</text:p>
      <text:p text:style-name="P18">/*!50003 SET collation_connection <text:s/>= utf8_general_ci */ ;</text:p>
      <text:p text:style-name="P18">/*!50003 SET @saved_sql_mode <text:s text:c="6"/>= @@sql_mode */ ;</text:p>
      <text:p text:style-name="P18">/*!50003 SET sql_mode <text:s text:c="13"/>= 'STRICT_TRANS_TABLES,NO_ENGINE_SUBSTITUTION' */ ;</text:p>
      <text:p text:style-name="P18">DELIMITER ;;</text:p>
      <text:p text:style-name="P18">CREATE DEFINER=`root`@`localhost` FUNCTION `isbn_with_check_digit`(isbn_check CHAR(12)) RETURNS char(13) CHARSET latin1</text:p>
      <text:p text:style-name="P18">BEGIN</text:p>
      <text:p text:style-name="P18"><text:s text:c="8"/>DECLARE check_digit, temp_num, loop_index INT;</text:p>
      <text:p text:style-name="P18"><text:s text:c="8"/>SET check_digit = 0;</text:p>
      <text:p text:style-name="P18"><text:s text:c="8"/>SET loop_index = 0;</text:p>
      <text:p text:style-name="P18"><text:s text:c="8"/></text:p>
      <text:p text:style-name="P18"><text:tab/><text:tab/>count_loop: LOOP</text:p>
      <text:p text:style-name="P18"><text:tab/><text:tab/><text:tab/>SET loop_index = loop_index + 1;</text:p>
      <text:p text:style-name="P18"><text:tab/><text:tab/><text:tab/>IF (loop_index % 2) = 1 THEN</text:p>
      <text:p text:style-name="P18"><text:tab/><text:tab/><text:tab/><text:tab/>SET temp_num = CAST(SUBSTRING(isbn_check, loop_index, 1) AS UNSIGNED) * 1;</text:p>
      <text:p text:style-name="P18"><text:tab/><text:tab/><text:tab/>ELSE </text:p>
      <text:p text:style-name="P18"><text:tab/><text:tab/><text:tab/><text:tab/>SET temp_num = CAST(SUBSTRING(isbn_check, loop_index, 1) AS UNSIGNED) * 3;</text:p>
      <text:p text:style-name="P18"><text:tab/><text:tab/><text:tab/>END IF;</text:p>
      <text:p text:style-name="P18"><text:tab/><text:tab/><text:tab/>SET check_digit = check_digit + temp_num;</text:p>
      <text:p text:style-name="P18"><text:tab/><text:tab/><text:tab/>IF loop_index = CHAR_LENGTH(isbn_check) THEN</text:p>
      <text:p text:style-name="P18"><text:tab/><text:tab/><text:tab/><text:tab/>LEAVE count_loop;</text:p>
      <text:p text:style-name="P18"><text:tab/><text:tab/><text:tab/>END IF;</text:p>
      <text:p text:style-name="P18"><text:tab/><text:tab/>END LOOP;</text:p>
      <text:p text:style-name="P18"><text:tab/><text:tab/>SET check_digit = 10 - check_digit % 10;</text:p>
      <text:p text:style-name="P18"><text:tab/><text:tab/>IF (check_digit = 10) THEN</text:p>
      <text:p text:style-name="P18"><text:tab/><text:tab/><text:tab/>SET check_digit = 0;</text:p>
      <text:p text:style-name="P18"><text:tab/><text:tab/>END IF;</text:p>
      <text:p text:style-name="P18"><text:s text:c="8"/>RETURN CONCAT(isbn_check, CAST(check_digit AS CHAR(1)));</text:p>
      <text:p text:style-name="P18"><text:s text:c="4"/>END ;;</text:p>
      <text:p text:style-name="P18">DELIMITER ;</text:p>
      <text:p text:style-name="P18">/*!50003 SET sql_mode <text:s text:c="13"/>= @saved_sql_mode */ ;</text:p>
      <text:p text:style-name="P18">/*!50003 SET character_set_client <text:s/>= @saved_cs_client */ ;</text:p>
      <text:p text:style-name="P18">/*!50003 SET character_set_results = @saved_cs_results */ ;</text:p>
      <text:p text:style-name="P18">/*!50003 SET collation_connection <text:s/>= @saved_col_connection */ ;</text:p>
      <text:p text:style-name="P18">/*!40103 SET TIME_ZONE=@OLD_TIME_ZONE */;</text:p>
      <text:p text:style-name="P18"/>
      <text:p text:style-name="P18">/*!40101 SET SQL_MODE=@OLD_SQL_MODE */;</text:p>
      <text:p text:style-name="P18">/*!40014 SET FOREIGN_KEY_CHECKS=@OLD_FOREIGN_KEY_CHECKS */;</text:p>
      <text:p text:style-name="P18">/*!40014 SET UNIQUE_CHECKS=@OLD_UNIQUE_CHECKS */;</text:p>
      <text:p text:style-name="P18">/*!40101 SET CHARACTER_SET_CLIENT=@OLD_CHARACTER_SET_CLIENT */;</text:p>
      <text:p text:style-name="P18">/*!40101 SET CHARACTER_SET_RESULTS=@OLD_CHARACTER_SET_RESULTS */;</text:p>
      <text:p text:style-name="P18">/*!40101 SET COLLATION_CONNECTION=@OLD_COLLATION_CONNECTION */;</text:p>
      <text:p text:style-name="P18">/*!40111 SET SQL_NOTES=@OLD_SQL_NOTES */;</text:p>
      <text:p text:style-name="P18"/>
      <text:p text:style-name="P18">-- Dump completed on 2015-03-20 22:10:56</text:p>
      <text:p text:style-name="P18"/>
      <text:p text:style-name="P18"/>
      <text:p text:style-name="P4"/>
      <text:p text:style-name="P17">MySQL <text:span text:style-name="T16">Data </text:span>Dump:</text:p>
      <text:p text:style-name="P19">-- MySQL dump 10.13 <text:s/>Distrib 5.6.19, for osx10.7 (i386)</text:p>
      <text:p text:style-name="P19">--</text:p>
      <text:p text:style-name="P19">-- Host: localhost <text:s text:c="3"/>Database: bbb_te</text:p>
      <text:p text:style-name="P19"><text:soft-page-break/>-- ------------------------------------------------------</text:p>
      <text:p text:style-name="P19">-- Server version 5.6.23</text:p>
      <text:p text:style-name="P19"/>
      <text:p text:style-name="P19">/*!40101</text:p>
      <text:p text:style-name="P19">SET @OLD_CHARACTER_SET_CLIENT = @@CHARACTER_SET_CLIENT <text:s text:c="21"/>*/;</text:p>
      <text:p text:style-name="P19">/*!40101</text:p>
      <text:p text:style-name="P19">SET @OLD_CHARACTER_SET_RESULTS = @@CHARACTER_SET_RESULTS <text:s text:c="19"/>*/;</text:p>
      <text:p text:style-name="P19">/*!40101</text:p>
      <text:p text:style-name="P19">SET @OLD_COLLATION_CONNECTION = @@COLLATION_CONNECTION <text:s text:c="21"/>*/;</text:p>
      <text:p text:style-name="P19">/*!40101 SET NAMES utf8 */;</text:p>
      <text:p text:style-name="P19">/*!40103</text:p>
      <text:p text:style-name="P19">SET @OLD_TIME_ZONE = @@TIME_ZONE <text:s text:c="43"/>*/;</text:p>
      <text:p text:style-name="P19">/*!40103</text:p>
      <text:p text:style-name="P19">SET TIME_ZONE = '+00:00' <text:s text:c="51"/>*/;</text:p>
      <text:p text:style-name="P19">/*!40014</text:p>
      <text:p text:style-name="P19">SET @OLD_UNIQUE_CHECKS = @@UNIQUE_CHECKS,</text:p>
      <text:p text:style-name="P19"><text:s text:c="4"/>UNIQUE_CHECKS = 0 <text:s text:c="54"/>*/;</text:p>
      <text:p text:style-name="P19">/*!40014</text:p>
      <text:p text:style-name="P19">SET @OLD_FOREIGN_KEY_CHECKS = @@FOREIGN_KEY_CHECKS,</text:p>
      <text:p text:style-name="P19"><text:s text:c="4"/>FOREIGN_KEY_CHECKS = 0 <text:s text:c="49"/>*/;</text:p>
      <text:p text:style-name="P19">/*!40101</text:p>
      <text:p text:style-name="P19">SET @OLD_SQL_MODE = @@SQL_MODE,</text:p>
      <text:p text:style-name="P19"><text:s text:c="4"/>SQL_MODE = 'NO_AUTO_VALUE_ON_ZERO' <text:s text:c="37"/>*/;</text:p>
      <text:p text:style-name="P19">/*!40111</text:p>
      <text:p text:style-name="P19">SET @OLD_SQL_NOTES = @@SQL_NOTES,</text:p>
      <text:p text:style-name="P19"><text:s text:c="4"/>SQL_NOTES = 0 <text:s text:c="58"/>*/;</text:p>
      <text:p text:style-name="P19"/>
      <text:p text:style-name="P19">--</text:p>
      <text:p text:style-name="P19">-- Dumping data for table `address`</text:p>
      <text:p text:style-name="P19">--</text:p>
      <text:p text:style-name="P19"/>
      <text:p text:style-name="P19">LOCK TABLES `address` WRITE;</text:p>
      <text:p text:style-name="P19"/>
      <text:p text:style-name="P19">/*!40000</text:p>
      <text:p text:style-name="P19">ALTER TABLE `address`</text:p>
      <text:p text:style-name="P19">DISABLE KEYS <text:s text:c="63"/>*/;</text:p>
      <text:p text:style-name="P19"/>
      <text:p text:style-name="P19">INSERT INTO `address`</text:p>
      <text:p text:style-name="P19"><text:s text:c="5"/>VALUES (1, '1600 Pennsylvania Avenue', 'Washington DC', 20006, 'DC'),</text:p>
      <text:p text:style-name="P19"><text:s text:c="12"/>(2, '11 Wall Street', 'New York', 10005, 'NY'),</text:p>
      <text:p text:style-name="P19"><text:s text:c="12"/>(3, '350 Fifth Avenue', 'New York', 10118, 'NY'),</text:p>
      <text:p text:style-name="P19"><text:s text:c="12"/>(4, '4059 Mt Lee Dr.', 'Hollywood', 90068, 'CA'),</text:p>
      <text:p text:style-name="P19"><text:s text:c="12"/>(5, '900 Oakwood St.', 'Ypsilanti', 48197, 'MI'),</text:p>
      <text:p text:style-name="P19"><text:s text:c="12"/>(6, '1600 Amphitheatre Pkwy', 'Mountain View', 94043, 'CA'),</text:p>
      <text:p text:style-name="P19"><text:s text:c="12"/>(7, '1313 Disneyland Dr.', 'Anaheim', 92802, 'CA'),</text:p>
      <text:p text:style-name="P19"><text:s text:c="12"/>(8, '219 South Main Street', 'Ann Arbor', 48104, 'MI'),</text:p>
      <text:p text:style-name="P19"><text:s text:c="12"/>(9, '910 Pittman Hall', 'Ypsilanti', 48197, 'MI'),</text:p>
      <text:p text:style-name="P19"><text:s text:c="12"/>(10, '703 Pearl St', 'Ypsilanti', 48197, 'MI'),</text:p>
      <text:p text:style-name="P19"><text:s text:c="12"/>(11, '1122 Ferdon Rd', 'Ann Arbor', 48104, 'MI'),</text:p>
      <text:p text:style-name="P19"><text:s text:c="12"/>(12, '1601 Packard St', 'Ann Arbor', 48104, 'MI');</text:p>
      <text:p text:style-name="P19"/>
      <text:p text:style-name="P19">/*!40000</text:p>
      <text:p text:style-name="P19">ALTER TABLE `address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admin`</text:p>
      <text:p text:style-name="P19">--</text:p>
      <text:p text:style-name="P19"/>
      <text:p text:style-name="P19">LOCK TABLES `admin` WRITE;</text:p>
      <text:p text:style-name="P19"/>
      <text:p text:style-name="P19">/*!40000</text:p>
      <text:p text:style-name="P19">ALTER TABLE `admin`</text:p>
      <text:p text:style-name="P19">DISABLE KEYS <text:s text:c="63"/>*/;</text:p>
      <text:p text:style-name="P19"/>
      <text:p text:style-name="P19">INSERT INTO `admin`</text:p>
      <text:p text:style-name="P19"><text:s text:c="5"/>VALUES ('admin', '*2470C0C06DEE42FD1618BB99005ADCA2EC9D1E19'),</text:p>
      <text:p text:style-name="P19"><text:s text:c="12"/>('egurnee', '*59C70DA2F3E3A5BDF46B68F5C8B8F25762BCCEF0'),</text:p>
      <text:p text:style-name="P19"><text:s text:c="12"/>('root', '*81F5E21E35407D884A6CD4A731AEBFB6AF209E1B'),</text:p>
      <text:p text:style-name="P19"><text:s text:c="12"/>('thoffman', '*59C70DA2F3E3A5BDF46B68F5C8B8F25762BCCEF0');</text:p>
      <text:p text:style-name="P19"><text:soft-page-break/></text:p>
      <text:p text:style-name="P19">/*!40000</text:p>
      <text:p text:style-name="P19">ALTER TABLE `admin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author`</text:p>
      <text:p text:style-name="P19">--</text:p>
      <text:p text:style-name="P19"/>
      <text:p text:style-name="P19">LOCK TABLES `author` WRITE;</text:p>
      <text:p text:style-name="P19"/>
      <text:p text:style-name="P19">/*!40000</text:p>
      <text:p text:style-name="P19">ALTER TABLE `author`</text:p>
      <text:p text:style-name="P19">DISABLE KEYS <text:s text:c="63"/>*/;</text:p>
      <text:p text:style-name="P19"/>
      <text:p text:style-name="P19">INSERT INTO `author`</text:p>
      <text:p text:style-name="P19"><text:s text:c="5"/>VALUES (1, 'H. P.', 'Lovecraft'),</text:p>
      <text:p text:style-name="P19"><text:s text:c="12"/>(2, 'J. K.', 'Rowling'),</text:p>
      <text:p text:style-name="P19"><text:s text:c="12"/>(3, 'Suzanne', 'Collins'),</text:p>
      <text:p text:style-name="P19"><text:s text:c="12"/>(4, 'Dave', 'Wolverton'),</text:p>
      <text:p text:style-name="P19"><text:s text:c="12"/>(5, 'Jude', 'Watson');</text:p>
      <text:p text:style-name="P19"/>
      <text:p text:style-name="P19">/*!40000</text:p>
      <text:p text:style-name="P19">ALTER TABLE `author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book`</text:p>
      <text:p text:style-name="P19">--</text:p>
      <text:p text:style-name="P19"/>
      <text:p text:style-name="P19">LOCK TABLES `book` WRITE;</text:p>
      <text:p text:style-name="P19"/>
      <text:p text:style-name="P19">/*!40000</text:p>
      <text:p text:style-name="P19">ALTER TABLE `book`</text:p>
      <text:p text:style-name="P19">DISABLE KEYS <text:s text:c="63"/>*/;</text:p>
      <text:p text:style-name="P19"/>
      <text:p text:style-name="P19">INSERT INTO `book`</text:p>
      <text:p text:style-name="P19"><text:s text:c="8"/>VALUES ('9780439000017', 'Harry Potter and the Philosopher\'s Stone', NULL, 18.29, 2, 2),</text:p>
      <text:p text:style-name="P19"><text:s text:c="15"/>('9780439000024', 'Harry Potter and the Chamber of Secrets', NULL, 15.29, 2, 2),</text:p>
      <text:p text:style-name="P19"><text:s text:c="15"/>('9780439000031', 'Harry Potter and the Prisoner of Azkaban', NULL, 17.56, 2, 2),</text:p>
      <text:p text:style-name="P19"><text:s text:c="15"/>('9780439000048', 'Harry Potter and the Goblet of Fire', NULL, 5.93, 2, 2),</text:p>
      <text:p text:style-name="P19"><text:s text:c="15"/>('9780439000055', 'Harry Potter and the Order of the Phoenix', NULL, 4.98, 2, 2),</text:p>
      <text:p text:style-name="P19"><text:s text:c="15"/>('9780439000062', 'Harry Potter and the Half-Blood Prince', NULL, 19.10, 2, 2),</text:p>
      <text:p text:style-name="P19"><text:s text:c="15"/>('9780439000079', 'Harry Potter and the Deathly Hallows', NULL, 12.55, 2, 2),</text:p>
      <text:p text:style-name="P19"><text:s text:c="15"/>('9780439000086', 'The Hunger Games', NULL, 4.85, 3, 2),</text:p>
      <text:p text:style-name="P19"><text:s text:c="15"/>('9780439000093', 'Catching Fire', NULL, 17.25, 3, 2),</text:p>
      <text:p text:style-name="P19"><text:s text:c="15"/>('9780439000109', 'Mockingjay', NULL, 19.70, 3, 2),</text:p>
      <text:p text:style-name="P19"><text:s text:c="15"/>('9780439000116', 'The Dark Rival', NULL, 10.74, 5, 2),</text:p>
      <text:p text:style-name="P19"><text:s text:c="15"/>('9780439000123', 'The Hidden Past', NULL, 6.60, 5, 2),</text:p>
      <text:p text:style-name="P19"><text:s text:c="15"/>('9780439000130', 'The Mark of the Crown', NULL, 12.79, 5, 2),</text:p>
      <text:p text:style-name="P19"><text:s text:c="15"/>('9780439000147', 'The Defenders of the Dead', NULL, 8.14, 5, 2),</text:p>
      <text:p text:style-name="P19"><text:s text:c="15"/>('9780439000154', 'The Uncertain Path', NULL, 14.35, 5, 2),</text:p>
      <text:p text:style-name="P19"><text:s text:c="15"/>('9780439000161', 'The Captive Temple', NULL, 11.31, 5, 2),</text:p>
      <text:p text:style-name="P19"><text:s text:c="15"/>('9780439000178', 'The Day of Reckoning', NULL, 9.51, 5, 2),</text:p>
      <text:p text:style-name="P19"><text:s text:c="15"/>('9780439000185', 'The Fight for Truth', NULL, 9.63, 5, 2),</text:p>
      <text:p text:style-name="P19"><text:s text:c="15"/>('9780439000192', 'The Shattered Peace', NULL, 15.63, 5, 2),</text:p>
      <text:p text:style-name="P19"><text:s text:c="15"/>('9780439000208', 'The Deadly Hunter', NULL, 13.25, 5, 2),</text:p>
      <text:p text:style-name="P19"><text:s text:c="15"/>('9780439000215', 'The Evil Experiment', NULL, 15.37, 5, 2),</text:p>
      <text:p text:style-name="P19"><text:s text:c="15"/>('9780439000222', 'The Dangerous Rescue', NULL, 17.10, 5, 2),</text:p>
      <text:p text:style-name="P19"><text:s text:c="15"/>('9780439000239', 'The Ties That Bind', NULL, 19.39, 5, 2),</text:p>
      <text:p text:style-name="P19"><text:s text:c="15"/>('9780439000246', 'The Death of Hope', NULL, 9.63, 5, 2),</text:p>
      <text:p text:style-name="P19"><text:s text:c="15"/>('9780439000253', 'The Call to Vengeance', NULL, 18.01, 5, 2),</text:p>
      <text:p text:style-name="P19"><text:s text:c="15"/>('9780439000260', 'The Only Witness', NULL, 9.14, 5, 2),</text:p>
      <text:p text:style-name="P19"><text:s text:c="15"/>('9780439000277', 'The Threat Within', NULL, 19.68, 5, 2),</text:p>
      <text:p text:style-name="P19"><text:s text:c="15"/>('9780439000284', 'Special Edition #1: Deceptions', NULL, 18.99, 5, 2),</text:p>
      <text:p text:style-name="P19"><text:s text:c="15"/>('9780439000291', 'Special Edition #2: The Followers', NULL, 15.92, 5, 2),</text:p>
      <text:p text:style-name="P19"><text:s text:c="15"/>('9780439000307', 'The Rising Force', NULL, 18.60, 4, 2),</text:p>
      <text:p text:style-name="P19"><text:s text:c="15"/>('9780870450013', 'The Tomb', NULL, 8.13, 1, 1),</text:p>
      <text:p text:style-name="P19"><text:soft-page-break/><text:s text:c="15"/>('9780870450020', 'Dagon', NULL, 6.45, 1, 1),</text:p>
      <text:p text:style-name="P19"><text:s text:c="15"/>('9780870450037', 'A Reminiscence of Dr. Samuel Johnson', NULL, 19.84, 1, 1),</text:p>
      <text:p text:style-name="P19"><text:s text:c="15"/>('9780870450044', 'Polaris', NULL, 11.84, 1, 1),</text:p>
      <text:p text:style-name="P19"><text:s text:c="15"/>('9780870450051', 'Beyond the Wall of Sleep', NULL, 11.68, 1, 1),</text:p>
      <text:p text:style-name="P19"><text:s text:c="15"/>('9780870450068', 'Memory', NULL, 18.87, 1, 1),</text:p>
      <text:p text:style-name="P19"><text:s text:c="15"/>('9780870450075', 'Old Bugs', NULL, 7.33, 1, 1),</text:p>
      <text:p text:style-name="P19"><text:s text:c="15"/>('9780870450082', 'The Transition of Juan Romero', NULL, 8.02, 1, 1),</text:p>
      <text:p text:style-name="P19"><text:s text:c="15"/>('9780870450099', 'The White Ship', NULL, 14.12, 1, 1),</text:p>
      <text:p text:style-name="P19"><text:s text:c="15"/>('9780870450105', 'The Doom that Came to Sarnath', NULL, 10.55, 1, 1),</text:p>
      <text:p text:style-name="P19"><text:s text:c="15"/>('9780870450112', 'The Statement of Randolph Carter', NULL, 6.38, 1, 1),</text:p>
      <text:p text:style-name="P19"><text:s text:c="15"/>('9780870450129', 'The Street', NULL, 12.27, 1, 1),</text:p>
      <text:p text:style-name="P19"><text:s text:c="15"/>('9780870450136', 'The Terrible Old Man', NULL, 6.20, 1, 1),</text:p>
      <text:p text:style-name="P19"><text:s text:c="15"/>('9780870450143', 'The Cats of Ulthar', NULL, 6.21, 1, 1),</text:p>
      <text:p text:style-name="P19"><text:s text:c="15"/>('9780870450150', 'The Tree', NULL, 8.42, 1, 1),</text:p>
      <text:p text:style-name="P19"><text:s text:c="15"/>('9780870450167', 'Celephaïs', NULL, 19.49, 1, 1),</text:p>
      <text:p text:style-name="P19"><text:s text:c="15"/>('9780870450174', 'From Beyond', NULL, 4.19, 1, 1),</text:p>
      <text:p text:style-name="P19"><text:s text:c="15"/>('9780870450181', 'The Temple', NULL, 6.47, 1, 1),</text:p>
      <text:p text:style-name="P19"><text:s text:c="15"/>('9780870450198', 'Nyarlathotep', NULL, 15.77, 1, 1),</text:p>
      <text:p text:style-name="P19"><text:s text:c="15"/>('9780870450204', 'The Picture in the House', NULL, 7.43, 1, 1),</text:p>
      <text:p text:style-name="P19"><text:s text:c="15"/>('9780870450211', 'Facts Concerning the Late Arthur Jermyn and His Family', NULL, 17.87, 1, 1),</text:p>
      <text:p text:style-name="P19"><text:s text:c="15"/>('9780870450228', 'The Nameless City', NULL, 15.03, 1, 1),</text:p>
      <text:p text:style-name="P19"><text:s text:c="15"/>('9780870450235', 'The Quest of Iranon', NULL, 17.55, 1, 1),</text:p>
      <text:p text:style-name="P19"><text:s text:c="15"/>('9780870450242', 'The Moon-Bog', NULL, 6.67, 1, 1),</text:p>
      <text:p text:style-name="P19"><text:s text:c="15"/>('9780870450259', 'Ex Oblivione', NULL, 8.70, 1, 1),</text:p>
      <text:p text:style-name="P19"><text:s text:c="15"/>('9780870450266', 'The Other Gods', NULL, 19.48, 1, 1),</text:p>
      <text:p text:style-name="P19"><text:s text:c="15"/>('9780870450273', 'The Outsider', NULL, 19.30, 1, 1),</text:p>
      <text:p text:style-name="P19"><text:s text:c="15"/>('9780870450280', 'The Music of Erich Zann', NULL, 18.07, 1, 1),</text:p>
      <text:p text:style-name="P19"><text:s text:c="15"/>('9780870450297', 'Sweet Ermengarde', NULL, 12.45, 1, 1),</text:p>
      <text:p text:style-name="P19"><text:s text:c="15"/>('9780870450303', 'Hypnos', NULL, 4.02, 1, 1),</text:p>
      <text:p text:style-name="P19"><text:s text:c="15"/>('9780870450310', 'What the Moon Brings', NULL, 10.75, 1, 1),</text:p>
      <text:p text:style-name="P19"><text:s text:c="15"/>('9780870450327', 'Azathoth', NULL, 5.70, 1, 1),</text:p>
      <text:p text:style-name="P19"><text:s text:c="15"/>('9780870450334', 'Herbert West–Reanimator', NULL, 8.27, 1, 1),</text:p>
      <text:p text:style-name="P19"><text:s text:c="15"/>('9780870450341', 'The Hound', NULL, 4.23, 1, 1),</text:p>
      <text:p text:style-name="P19"><text:s text:c="15"/>('9780870450358', 'The Lurking Fear', NULL, 8.34, 1, 1),</text:p>
      <text:p text:style-name="P19"><text:s text:c="15"/>('9780870450365', 'The Rats in the Walls', NULL, 9.00, 1, 1),</text:p>
      <text:p text:style-name="P19"><text:s text:c="15"/>('9780870450372', 'The Unnamable', NULL, 15.97, 1, 1),</text:p>
      <text:p text:style-name="P19"><text:s text:c="15"/>('9780870450389', 'The Festival', NULL, 16.88, 1, 1),</text:p>
      <text:p text:style-name="P19"><text:s text:c="15"/>('9780870450396', 'The Shunned House', NULL, 16.49, 1, 1),</text:p>
      <text:p text:style-name="P19"><text:s text:c="15"/>('9780870450402', 'The Horror at Red Hook', NULL, 11.80, 1, 1),</text:p>
      <text:p text:style-name="P19"><text:s text:c="15"/>('9780870450419', 'He', NULL, 5.54, 1, 1),</text:p>
      <text:p text:style-name="P19"><text:s text:c="15"/>('9780870450426', 'In the Vault', NULL, 4.31, 1, 1),</text:p>
      <text:p text:style-name="P19"><text:s text:c="15"/>('9780870450433', 'Cool Air', NULL, 16.91, 1, 1),</text:p>
      <text:p text:style-name="P19"><text:s text:c="15"/>('9780870450440', 'The Call of Cthulhu', NULL, 19.61, 1, 1),</text:p>
      <text:p text:style-name="P19"><text:s text:c="15"/>('9780870450457', 'Pickman\'s Model', NULL, 11.35, 1, 1),</text:p>
      <text:p text:style-name="P19"><text:s text:c="15"/>('9780870450464', 'The Strange High House in the Mist', NULL, 9.91, 1, 1),</text:p>
      <text:p text:style-name="P19"><text:s text:c="15"/>('9780870450471', 'The Silver Key', NULL, 11.51, 1, 1),</text:p>
      <text:p text:style-name="P19"><text:s text:c="15"/>('9780870450488', 'The Dream-Quest of Unknown Kadath', NULL, 7.80, 1, 1),</text:p>
      <text:p text:style-name="P19"><text:s text:c="15"/>('9780870450495', 'The Case of Charles Dexter Ward', NULL, 16.49, 1, 1),</text:p>
      <text:p text:style-name="P19"><text:s text:c="15"/>('9780870450501', 'The Colour Out of Space', NULL, 7.03, 1, 1),</text:p>
      <text:p text:style-name="P19"><text:s text:c="15"/>('9780870450518', 'The Descendant', NULL, 13.71, 1, 1),</text:p>
      <text:p text:style-name="P19"><text:s text:c="15"/>('9780870450525', 'The Very Old Folk', NULL, 11.43, 1, 1),</text:p>
      <text:p text:style-name="P19"><text:s text:c="15"/>('9780870450532', 'History of the Necronomicon', NULL, 12.01, 1, 1),</text:p>
      <text:p text:style-name="P19"><text:s text:c="15"/>('9780870450549', 'The Dunwich Horror', NULL, 5.79, 1, 1),</text:p>
      <text:p text:style-name="P19"><text:s text:c="15"/>('9780870450556', 'Ibid', NULL, 4.92, 1, 1),</text:p>
      <text:p text:style-name="P19"><text:s text:c="15"/>('9780870450563', 'The Whisperer in Darkness', NULL, 19.23, 1, 1),</text:p>
      <text:p text:style-name="P19"><text:s text:c="15"/>('9780870450570', 'At the Mountains of Madness', NULL, 13.37, 1, 1),</text:p>
      <text:p text:style-name="P19"><text:s text:c="15"/>('9780870450587', 'The Shadow Over Innsmouth', NULL, 5.18, 1, 1),</text:p>
      <text:p text:style-name="P19"><text:s text:c="15"/>('9780870450594', 'The Dreams in the Witch House', NULL, 13.77, 1, 1),</text:p>
      <text:p text:style-name="P19"><text:s text:c="15"/>('9780870450600', 'The Thing on the Doorstep', NULL, 17.30, 1, 1),</text:p>
      <text:p text:style-name="P19"><text:s text:c="15"/>('9780870450617', 'The Book', NULL, 9.20, 1, 1),</text:p>
      <text:p text:style-name="P19"><text:s text:c="15"/>('9780870450624', 'The Evil Clergyman', NULL, 6.08, 1, 1),</text:p>
      <text:p text:style-name="P19"><text:s text:c="15"/>('9780870450631', 'The Shadow Out of Time', NULL, 14.83, 1, 1),</text:p>
      <text:p text:style-name="P19"><text:s text:c="15"/>('9780870450648', 'The Haunter of the Dark', NULL, 19.88, 1, 1);</text:p>
      <text:p text:style-name="P19"/>
      <text:p text:style-name="P19">/*!40000</text:p>
      <text:p text:style-name="P19">ALTER TABLE `book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<text:soft-page-break/>-- Dumping data for table `book_genre`</text:p>
      <text:p text:style-name="P19">--</text:p>
      <text:p text:style-name="P19"/>
      <text:p text:style-name="P19">LOCK TABLES `book_genre` WRITE;</text:p>
      <text:p text:style-name="P19"/>
      <text:p text:style-name="P19">/*!40000</text:p>
      <text:p text:style-name="P19">ALTER TABLE `book_genre`</text:p>
      <text:p text:style-name="P19">DISABLE KEYS <text:s text:c="63"/>*/;</text:p>
      <text:p text:style-name="P19"/>
      <text:p text:style-name="P19">INSERT INTO `book_genre`</text:p>
      <text:p text:style-name="P19"><text:s text:c="5"/>VALUES ('9780870450013', 1),</text:p>
      <text:p text:style-name="P19"><text:s text:c="12"/>('9780870450020', 1),</text:p>
      <text:p text:style-name="P19"><text:s text:c="12"/>('9780870450037', 1),</text:p>
      <text:p text:style-name="P19"><text:s text:c="12"/>('9780870450044', 1),</text:p>
      <text:p text:style-name="P19"><text:s text:c="12"/>('9780870450051', 1),</text:p>
      <text:p text:style-name="P19"><text:s text:c="12"/>('9780870450068', 1),</text:p>
      <text:p text:style-name="P19"><text:s text:c="12"/>('9780870450075', 1),</text:p>
      <text:p text:style-name="P19"><text:s text:c="12"/>('9780870450082', 1),</text:p>
      <text:p text:style-name="P19"><text:s text:c="12"/>('9780870450099', 1),</text:p>
      <text:p text:style-name="P19"><text:s text:c="12"/>('9780870450105', 1),</text:p>
      <text:p text:style-name="P19"><text:s text:c="12"/>('9780870450112', 1),</text:p>
      <text:p text:style-name="P19"><text:s text:c="12"/>('9780870450129', 1),</text:p>
      <text:p text:style-name="P19"><text:s text:c="12"/>('9780870450136', 1),</text:p>
      <text:p text:style-name="P19"><text:s text:c="12"/>('9780870450143', 1),</text:p>
      <text:p text:style-name="P19"><text:s text:c="12"/>('9780870450150', 1),</text:p>
      <text:p text:style-name="P19"><text:s text:c="12"/>('9780870450167', 1),</text:p>
      <text:p text:style-name="P19"><text:s text:c="12"/>('9780870450174', 1),</text:p>
      <text:p text:style-name="P19"><text:s text:c="12"/>('9780870450181', 1),</text:p>
      <text:p text:style-name="P19"><text:s text:c="12"/>('9780870450198', 1),</text:p>
      <text:p text:style-name="P19"><text:s text:c="12"/>('9780870450204', 1),</text:p>
      <text:p text:style-name="P19"><text:s text:c="12"/>('9780870450211', 1),</text:p>
      <text:p text:style-name="P19"><text:s text:c="12"/>('9780870450228', 1),</text:p>
      <text:p text:style-name="P19"><text:s text:c="12"/>('9780870450235', 1),</text:p>
      <text:p text:style-name="P19"><text:s text:c="12"/>('9780870450242', 1),</text:p>
      <text:p text:style-name="P19"><text:s text:c="12"/>('9780870450259', 1),</text:p>
      <text:p text:style-name="P19"><text:s text:c="12"/>('9780870450266', 1),</text:p>
      <text:p text:style-name="P19"><text:s text:c="12"/>('9780870450273', 1),</text:p>
      <text:p text:style-name="P19"><text:s text:c="12"/>('9780870450280', 1),</text:p>
      <text:p text:style-name="P19"><text:s text:c="12"/>('9780870450297', 1),</text:p>
      <text:p text:style-name="P19"><text:s text:c="12"/>('9780870450303', 1),</text:p>
      <text:p text:style-name="P19"><text:s text:c="12"/>('9780870450310', 1),</text:p>
      <text:p text:style-name="P19"><text:s text:c="12"/>('9780870450327', 1),</text:p>
      <text:p text:style-name="P19"><text:s text:c="12"/>('9780870450334', 1),</text:p>
      <text:p text:style-name="P19"><text:s text:c="12"/>('9780870450341', 1),</text:p>
      <text:p text:style-name="P19"><text:s text:c="12"/>('9780870450358', 1),</text:p>
      <text:p text:style-name="P19"><text:s text:c="12"/>('9780870450365', 1),</text:p>
      <text:p text:style-name="P19"><text:s text:c="12"/>('9780870450372', 1),</text:p>
      <text:p text:style-name="P19"><text:s text:c="12"/>('9780870450389', 1),</text:p>
      <text:p text:style-name="P19"><text:s text:c="12"/>('9780870450396', 1),</text:p>
      <text:p text:style-name="P19"><text:s text:c="12"/>('9780870450402', 1),</text:p>
      <text:p text:style-name="P19"><text:s text:c="12"/>('9780870450419', 1),</text:p>
      <text:p text:style-name="P19"><text:s text:c="12"/>('9780870450426', 1),</text:p>
      <text:p text:style-name="P19"><text:s text:c="12"/>('9780870450433', 1),</text:p>
      <text:p text:style-name="P19"><text:s text:c="12"/>('9780870450440', 1),</text:p>
      <text:p text:style-name="P19"><text:s text:c="12"/>('9780870450457', 1),</text:p>
      <text:p text:style-name="P19"><text:s text:c="12"/>('9780870450464', 1),</text:p>
      <text:p text:style-name="P19"><text:s text:c="12"/>('9780870450471', 1),</text:p>
      <text:p text:style-name="P19"><text:s text:c="12"/>('9780870450488', 1),</text:p>
      <text:p text:style-name="P19"><text:s text:c="12"/>('9780870450495', 1),</text:p>
      <text:p text:style-name="P19"><text:s text:c="12"/>('9780870450501', 1),</text:p>
      <text:p text:style-name="P19"><text:s text:c="12"/>('9780870450518', 1),</text:p>
      <text:p text:style-name="P19"><text:s text:c="12"/>('9780870450525', 1),</text:p>
      <text:p text:style-name="P19"><text:s text:c="12"/>('9780870450532', 1),</text:p>
      <text:p text:style-name="P19"><text:s text:c="12"/>('9780870450549', 1),</text:p>
      <text:p text:style-name="P19"><text:s text:c="12"/>('9780870450556', 1),</text:p>
      <text:p text:style-name="P19"><text:s text:c="12"/>('9780870450563', 1),</text:p>
      <text:p text:style-name="P19"><text:s text:c="12"/>('9780870450570', 1),</text:p>
      <text:p text:style-name="P19"><text:s text:c="12"/>('9780870450587', 1),</text:p>
      <text:p text:style-name="P19"><text:s text:c="12"/>('9780870450594', 1),</text:p>
      <text:p text:style-name="P19"><text:s text:c="12"/>('9780870450600', 1),</text:p>
      <text:p text:style-name="P19"><text:s text:c="12"/>('9780870450617', 1),</text:p>
      <text:p text:style-name="P19"><text:s text:c="12"/>('9780870450624', 1),</text:p>
      <text:p text:style-name="P19"><text:soft-page-break/><text:s text:c="12"/>('9780870450631', 1),</text:p>
      <text:p text:style-name="P19"><text:s text:c="12"/>('9780870450648', 1),</text:p>
      <text:p text:style-name="P19"><text:s text:c="12"/>('9780870450013', 4),</text:p>
      <text:p text:style-name="P19"><text:s text:c="12"/>('9780870450020', 4),</text:p>
      <text:p text:style-name="P19"><text:s text:c="12"/>('9780870450037', 4),</text:p>
      <text:p text:style-name="P19"><text:s text:c="12"/>('9780870450044', 4),</text:p>
      <text:p text:style-name="P19"><text:s text:c="12"/>('9780870450051', 4),</text:p>
      <text:p text:style-name="P19"><text:s text:c="12"/>('9780870450068', 4),</text:p>
      <text:p text:style-name="P19"><text:s text:c="12"/>('9780870450075', 4),</text:p>
      <text:p text:style-name="P19"><text:s text:c="12"/>('9780870450082', 4),</text:p>
      <text:p text:style-name="P19"><text:s text:c="12"/>('9780870450099', 4),</text:p>
      <text:p text:style-name="P19"><text:s text:c="12"/>('9780870450105', 4),</text:p>
      <text:p text:style-name="P19"><text:s text:c="12"/>('9780870450112', 4),</text:p>
      <text:p text:style-name="P19"><text:s text:c="12"/>('9780870450129', 4),</text:p>
      <text:p text:style-name="P19"><text:s text:c="12"/>('9780870450136', 4),</text:p>
      <text:p text:style-name="P19"><text:s text:c="12"/>('9780870450143', 4),</text:p>
      <text:p text:style-name="P19"><text:s text:c="12"/>('9780870450150', 4),</text:p>
      <text:p text:style-name="P19"><text:s text:c="12"/>('9780870450167', 4),</text:p>
      <text:p text:style-name="P19"><text:s text:c="12"/>('9780870450174', 4),</text:p>
      <text:p text:style-name="P19"><text:s text:c="12"/>('9780870450181', 4),</text:p>
      <text:p text:style-name="P19"><text:s text:c="12"/>('9780870450198', 4),</text:p>
      <text:p text:style-name="P19"><text:s text:c="12"/>('9780870450204', 4),</text:p>
      <text:p text:style-name="P19"><text:s text:c="12"/>('9780870450211', 4),</text:p>
      <text:p text:style-name="P19"><text:s text:c="12"/>('9780870450228', 4),</text:p>
      <text:p text:style-name="P19"><text:s text:c="12"/>('9780870450235', 4),</text:p>
      <text:p text:style-name="P19"><text:s text:c="12"/>('9780870450242', 4),</text:p>
      <text:p text:style-name="P19"><text:s text:c="12"/>('9780870450259', 4),</text:p>
      <text:p text:style-name="P19"><text:s text:c="12"/>('9780870450266', 4),</text:p>
      <text:p text:style-name="P19"><text:s text:c="12"/>('9780870450273', 4),</text:p>
      <text:p text:style-name="P19"><text:s text:c="12"/>('9780870450280', 4),</text:p>
      <text:p text:style-name="P19"><text:s text:c="12"/>('9780870450297', 4),</text:p>
      <text:p text:style-name="P19"><text:s text:c="12"/>('9780870450303', 4),</text:p>
      <text:p text:style-name="P19"><text:s text:c="12"/>('9780870450310', 4),</text:p>
      <text:p text:style-name="P19"><text:s text:c="12"/>('9780870450327', 4),</text:p>
      <text:p text:style-name="P19"><text:s text:c="12"/>('9780870450334', 4),</text:p>
      <text:p text:style-name="P19"><text:s text:c="12"/>('9780870450341', 4),</text:p>
      <text:p text:style-name="P19"><text:s text:c="12"/>('9780870450358', 4),</text:p>
      <text:p text:style-name="P19"><text:s text:c="12"/>('9780870450365', 4),</text:p>
      <text:p text:style-name="P19"><text:s text:c="12"/>('9780870450372', 4),</text:p>
      <text:p text:style-name="P19"><text:s text:c="12"/>('9780870450389', 4),</text:p>
      <text:p text:style-name="P19"><text:s text:c="12"/>('9780870450396', 4),</text:p>
      <text:p text:style-name="P19"><text:s text:c="12"/>('9780870450402', 4),</text:p>
      <text:p text:style-name="P19"><text:s text:c="12"/>('9780870450419', 4),</text:p>
      <text:p text:style-name="P19"><text:s text:c="12"/>('9780870450426', 4),</text:p>
      <text:p text:style-name="P19"><text:s text:c="12"/>('9780870450433', 4),</text:p>
      <text:p text:style-name="P19"><text:s text:c="12"/>('9780870450440', 4),</text:p>
      <text:p text:style-name="P19"><text:s text:c="12"/>('9780870450457', 4),</text:p>
      <text:p text:style-name="P19"><text:s text:c="12"/>('9780870450464', 4),</text:p>
      <text:p text:style-name="P19"><text:s text:c="12"/>('9780870450471', 4),</text:p>
      <text:p text:style-name="P19"><text:s text:c="12"/>('9780870450488', 4),</text:p>
      <text:p text:style-name="P19"><text:s text:c="12"/>('9780870450495', 4),</text:p>
      <text:p text:style-name="P19"><text:s text:c="12"/>('9780870450501', 4),</text:p>
      <text:p text:style-name="P19"><text:s text:c="12"/>('9780870450518', 4),</text:p>
      <text:p text:style-name="P19"><text:s text:c="12"/>('9780870450525', 4),</text:p>
      <text:p text:style-name="P19"><text:s text:c="12"/>('9780870450532', 4),</text:p>
      <text:p text:style-name="P19"><text:s text:c="12"/>('9780870450549', 4),</text:p>
      <text:p text:style-name="P19"><text:s text:c="12"/>('9780870450556', 4),</text:p>
      <text:p text:style-name="P19"><text:s text:c="12"/>('9780870450563', 4),</text:p>
      <text:p text:style-name="P19"><text:s text:c="12"/>('9780870450570', 4),</text:p>
      <text:p text:style-name="P19"><text:s text:c="12"/>('9780870450587', 4),</text:p>
      <text:p text:style-name="P19"><text:s text:c="12"/>('9780870450594', 4),</text:p>
      <text:p text:style-name="P19"><text:s text:c="12"/>('9780870450600', 4),</text:p>
      <text:p text:style-name="P19"><text:s text:c="12"/>('9780870450617', 4),</text:p>
      <text:p text:style-name="P19"><text:s text:c="12"/>('9780870450624', 4),</text:p>
      <text:p text:style-name="P19"><text:s text:c="12"/>('9780870450631', 4),</text:p>
      <text:p text:style-name="P19"><text:s text:c="12"/>('9780870450648', 4),</text:p>
      <text:p text:style-name="P19"><text:s text:c="12"/>('9780439000017', 5),</text:p>
      <text:p text:style-name="P19"><text:s text:c="12"/>('9780439000024', 5),</text:p>
      <text:p text:style-name="P19"><text:s text:c="12"/>('9780439000031', 5),</text:p>
      <text:p text:style-name="P19"><text:s text:c="12"/>('9780439000048', 5),</text:p>
      <text:p text:style-name="P19"><text:s text:c="12"/>('9780439000055', 5),</text:p>
      <text:p text:style-name="P19"><text:s text:c="12"/>('9780439000062', 5),</text:p>
      <text:p text:style-name="P19"><text:soft-page-break/><text:s text:c="12"/>('9780439000079', 5),</text:p>
      <text:p text:style-name="P19"><text:s text:c="12"/>('9780439000086', 6),</text:p>
      <text:p text:style-name="P19"><text:s text:c="12"/>('9780439000093', 6),</text:p>
      <text:p text:style-name="P19"><text:s text:c="12"/>('9780439000109', 6),</text:p>
      <text:p text:style-name="P19"><text:s text:c="12"/>('9780439000116', 6),</text:p>
      <text:p text:style-name="P19"><text:s text:c="12"/>('9780439000123', 6),</text:p>
      <text:p text:style-name="P19"><text:s text:c="12"/>('9780439000130', 6),</text:p>
      <text:p text:style-name="P19"><text:s text:c="12"/>('9780439000147', 6),</text:p>
      <text:p text:style-name="P19"><text:s text:c="12"/>('9780439000154', 6),</text:p>
      <text:p text:style-name="P19"><text:s text:c="12"/>('9780439000161', 6),</text:p>
      <text:p text:style-name="P19"><text:s text:c="12"/>('9780439000178', 6),</text:p>
      <text:p text:style-name="P19"><text:s text:c="12"/>('9780439000185', 6),</text:p>
      <text:p text:style-name="P19"><text:s text:c="12"/>('9780439000192', 6),</text:p>
      <text:p text:style-name="P19"><text:s text:c="12"/>('9780439000208', 6),</text:p>
      <text:p text:style-name="P19"><text:s text:c="12"/>('9780439000215', 6),</text:p>
      <text:p text:style-name="P19"><text:s text:c="12"/>('9780439000222', 6),</text:p>
      <text:p text:style-name="P19"><text:s text:c="12"/>('9780439000239', 6),</text:p>
      <text:p text:style-name="P19"><text:s text:c="12"/>('9780439000246', 6),</text:p>
      <text:p text:style-name="P19"><text:s text:c="12"/>('9780439000253', 6),</text:p>
      <text:p text:style-name="P19"><text:s text:c="12"/>('9780439000260', 6),</text:p>
      <text:p text:style-name="P19"><text:s text:c="12"/>('9780439000277', 6),</text:p>
      <text:p text:style-name="P19"><text:s text:c="12"/>('9780439000284', 6),</text:p>
      <text:p text:style-name="P19"><text:s text:c="12"/>('9780439000291', 6),</text:p>
      <text:p text:style-name="P19"><text:s text:c="12"/>('9780439000307', 6),</text:p>
      <text:p text:style-name="P19"><text:s text:c="12"/>('9780439000017', 7),</text:p>
      <text:p text:style-name="P19"><text:s text:c="12"/>('9780439000024', 7),</text:p>
      <text:p text:style-name="P19"><text:s text:c="12"/>('9780439000031', 7),</text:p>
      <text:p text:style-name="P19"><text:s text:c="12"/>('9780439000048', 7),</text:p>
      <text:p text:style-name="P19"><text:s text:c="12"/>('9780439000055', 7),</text:p>
      <text:p text:style-name="P19"><text:s text:c="12"/>('9780439000062', 7),</text:p>
      <text:p text:style-name="P19"><text:s text:c="12"/>('9780439000079', 7),</text:p>
      <text:p text:style-name="P19"><text:s text:c="12"/>('9780439000017', 8),</text:p>
      <text:p text:style-name="P19"><text:s text:c="12"/>('9780439000024', 8),</text:p>
      <text:p text:style-name="P19"><text:s text:c="12"/>('9780439000031', 8),</text:p>
      <text:p text:style-name="P19"><text:s text:c="12"/>('9780439000048', 8),</text:p>
      <text:p text:style-name="P19"><text:s text:c="12"/>('9780439000055', 8),</text:p>
      <text:p text:style-name="P19"><text:s text:c="12"/>('9780439000062', 8),</text:p>
      <text:p text:style-name="P19"><text:s text:c="12"/>('9780439000079', 8),</text:p>
      <text:p text:style-name="P19"><text:s text:c="12"/>('9780439000086', 8),</text:p>
      <text:p text:style-name="P19"><text:s text:c="12"/>('9780439000093', 8),</text:p>
      <text:p text:style-name="P19"><text:s text:c="12"/>('9780439000109', 8),</text:p>
      <text:p text:style-name="P19"><text:s text:c="12"/>('9780439000116', 8),</text:p>
      <text:p text:style-name="P19"><text:s text:c="12"/>('9780439000123', 8),</text:p>
      <text:p text:style-name="P19"><text:s text:c="12"/>('9780439000130', 8),</text:p>
      <text:p text:style-name="P19"><text:s text:c="12"/>('9780439000147', 8),</text:p>
      <text:p text:style-name="P19"><text:s text:c="12"/>('9780439000154', 8),</text:p>
      <text:p text:style-name="P19"><text:s text:c="12"/>('9780439000161', 8),</text:p>
      <text:p text:style-name="P19"><text:s text:c="12"/>('9780439000178', 8),</text:p>
      <text:p text:style-name="P19"><text:s text:c="12"/>('9780439000185', 8),</text:p>
      <text:p text:style-name="P19"><text:s text:c="12"/>('9780439000192', 8),</text:p>
      <text:p text:style-name="P19"><text:s text:c="12"/>('9780439000208', 8),</text:p>
      <text:p text:style-name="P19"><text:s text:c="12"/>('9780439000215', 8),</text:p>
      <text:p text:style-name="P19"><text:s text:c="12"/>('9780439000222', 8),</text:p>
      <text:p text:style-name="P19"><text:s text:c="12"/>('9780439000239', 8),</text:p>
      <text:p text:style-name="P19"><text:s text:c="12"/>('9780439000246', 8),</text:p>
      <text:p text:style-name="P19"><text:s text:c="12"/>('9780439000253', 8),</text:p>
      <text:p text:style-name="P19"><text:s text:c="12"/>('9780439000260', 8),</text:p>
      <text:p text:style-name="P19"><text:s text:c="12"/>('9780439000277', 8),</text:p>
      <text:p text:style-name="P19"><text:s text:c="12"/>('9780439000284', 8),</text:p>
      <text:p text:style-name="P19"><text:s text:c="12"/>('9780439000291', 8),</text:p>
      <text:p text:style-name="P19"><text:s text:c="12"/>('9780439000307', 8),</text:p>
      <text:p text:style-name="P19"><text:s text:c="12"/>('9780439000086', 9),</text:p>
      <text:p text:style-name="P19"><text:s text:c="12"/>('9780439000093', 9),</text:p>
      <text:p text:style-name="P19"><text:s text:c="12"/>('9780439000109', 9);</text:p>
      <text:p text:style-name="P19"/>
      <text:p text:style-name="P19">/*!40000</text:p>
      <text:p text:style-name="P19">ALTER TABLE `book_genre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<text:soft-page-break/>-- Dumping data for table `coupon`</text:p>
      <text:p text:style-name="P19">--</text:p>
      <text:p text:style-name="P19"/>
      <text:p text:style-name="P19">LOCK TABLES `coupon` WRITE;</text:p>
      <text:p text:style-name="P19"/>
      <text:p text:style-name="P19">/*!40000</text:p>
      <text:p text:style-name="P19">ALTER TABLE `coupon`</text:p>
      <text:p text:style-name="P19">DISABLE KEYS <text:s text:c="63"/>*/;</text:p>
      <text:p text:style-name="P19"/>
      <text:p text:style-name="P19">INSERT INTO `coupon`</text:p>
      <text:p text:style-name="P19"><text:s text:c="8"/>VALUES ('345-HX-35D', '2018-02-25', 10.00, 0, 'crusader_with_a_cape', NULL),</text:p>
      <text:p text:style-name="P19"><text:s text:c="15"/>('534-HA-F3A', '2020-02-02', 5.00, 0, NULL, NULL),</text:p>
      <text:p text:style-name="P19"><text:s text:c="15"/>('983-HX-543', '2015-01-18', 5.00, 1, 'egurnee', 2);</text:p>
      <text:p text:style-name="P19"/>
      <text:p text:style-name="P19">/*!40000</text:p>
      <text:p text:style-name="P19">ALTER TABLE `coupon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credit_card`</text:p>
      <text:p text:style-name="P19">--</text:p>
      <text:p text:style-name="P19"/>
      <text:p text:style-name="P19">LOCK TABLES `credit_card` WRITE;</text:p>
      <text:p text:style-name="P19"/>
      <text:p text:style-name="P19">/*!40000</text:p>
      <text:p text:style-name="P19">ALTER TABLE `credit_card`</text:p>
      <text:p text:style-name="P19">DISABLE KEYS <text:s text:c="63"/>*/;</text:p>
      <text:p text:style-name="P19"/>
      <text:p text:style-name="P19">INSERT INTO `credit_card`</text:p>
      <text:p text:style-name="P19"><text:s text:c="8"/>VALUES ('4024007166219237', '843', 'credit', '2017-08-01', NULL, NULL, NULL, 10118, 'LordOfTheSith'),</text:p>
      <text:p text:style-name="P19"><text:s text:c="15"/>('4295917786396557', '742', 'credit', '2020-04-01', NULL, NULL, NULL, 48335, 'egurnee'),</text:p>
      <text:p text:style-name="P19"><text:s text:c="15"/>('4532848537371669', '580', 'credit', '2018-07-01', NULL, NULL, NULL, 20006, 'LastSonOfKrypton'),</text:p>
      <text:p text:style-name="P19"><text:s text:c="15"/>('4539968239906597', '776', 'credit', '2019-05-01', NULL, NULL, NULL, 94043, 'OurOnlyHope'),</text:p>
      <text:p text:style-name="P19"><text:s text:c="15"/>('4929563856339756', '669', 'credit', '2020-12-01', NULL, NULL, NULL, 48104, 'egurnee');</text:p>
      <text:p text:style-name="P19"/>
      <text:p text:style-name="P19">/*!40000</text:p>
      <text:p text:style-name="P19">ALTER TABLE `credit_card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customer`</text:p>
      <text:p text:style-name="P19">--</text:p>
      <text:p text:style-name="P19"/>
      <text:p text:style-name="P19">LOCK TABLES `customer` WRITE;</text:p>
      <text:p text:style-name="P19"/>
      <text:p text:style-name="P19">/*!40000</text:p>
      <text:p text:style-name="P19">ALTER TABLE `customer`</text:p>
      <text:p text:style-name="P19">DISABLE KEYS <text:s text:c="63"/>*/;</text:p>
      <text:p text:style-name="P19"/>
      <text:p text:style-name="P19">INSERT INTO `customer`</text:p>
      <text:p text:style-name="P19"><text:s text:c="8"/>VALUES ('crusader_with_a_cape', '*2470C0C06DEE42FD1618BB99005ADCA2EC9D1E19', 'not_bruce_wayne@WayneEnterprises.com', 'Bruce', 'Wayne', NULL, NULL, 0, 0, 0, NULL, NULL, NULL, NULL),</text:p>
      <text:p text:style-name="P19"><text:s text:c="15"/>('egurnee', '*2470C0C06DEE42FD1618BB99005ADCA2EC9D1E19', 'egurnee@emich.edu', 'Eddie', 'Gurnee', 'P', '1990-10-27', 0, 0, 1, NULL, NULL, 9, NULL),</text:p>
      <text:p text:style-name="P19"><text:s text:c="15"/>('LastSonOfKrypton', '*2470C0C06DEE42FD1618BB99005ADCA2EC9D1E19', 'ckent@dailyplanet.com', 'Kal', 'El', NULL, NULL, 0, 0, 0, NULL, NULL, NULL, NULL),</text:p>
      <text:p text:style-name="P19"><text:s text:c="15"/>('LordOfTheSith', '*2470C0C06DEE42FD1618BB99005ADCA2EC9D1E19', 'dark_lord@theforce.com', 'Anakin', 'Skywalker', NULL, NULL, 0, 0, 0, NULL, NULL, NULL, NULL),</text:p>
      <text:p text:style-name="P19"><text:s text:c="15"/>('OurOnlyHope', '*2470C0C06DEE42FD1618BB99005ADCA2EC9D1E19', 'last_knight@theforce.com', 'Obi-Wan', 'Kenobi', NULL, NULL, 0, 0, 0, NULL, NULL, NULL, NULL);</text:p>
      <text:p text:style-name="P19"/>
      <text:p text:style-name="P19">/*!40000</text:p>
      <text:p text:style-name="P19">ALTER TABLE `customer`</text:p>
      <text:p text:style-name="P19">ENABLE KEYS <text:s text:c="64"/>*/;</text:p>
      <text:p text:style-name="P19"/>
      <text:p text:style-name="P19"><text:soft-page-break/>UNLOCK TABLES;</text:p>
      <text:p text:style-name="P19"/>
      <text:p text:style-name="P19">--</text:p>
      <text:p text:style-name="P19">-- Dumping data for table `customer_address`</text:p>
      <text:p text:style-name="P19">--</text:p>
      <text:p text:style-name="P19"/>
      <text:p text:style-name="P19">LOCK TABLES `customer_address` WRITE;</text:p>
      <text:p text:style-name="P19"/>
      <text:p text:style-name="P19">/*!40000</text:p>
      <text:p text:style-name="P19">ALTER TABLE `customer_address`</text:p>
      <text:p text:style-name="P19">DISABLE KEYS <text:s text:c="63"/>*/;</text:p>
      <text:p text:style-name="P19"/>
      <text:p text:style-name="P19">INSERT INTO `customer_address`</text:p>
      <text:p text:style-name="P19"><text:s text:c="5"/>VALUES ('egurnee', 5),</text:p>
      <text:p text:style-name="P19"><text:s text:c="12"/>('crusader_with_a_cape', 7),</text:p>
      <text:p text:style-name="P19"><text:s text:c="12"/>('LastSonOfKrypton', 7),</text:p>
      <text:p text:style-name="P19"><text:s text:c="12"/>('LordOfTheSith', 8),</text:p>
      <text:p text:style-name="P19"><text:s text:c="12"/>('OurOnlyHope', 8),</text:p>
      <text:p text:style-name="P19"><text:s text:c="12"/>('egurnee', 9);</text:p>
      <text:p text:style-name="P19"/>
      <text:p text:style-name="P19">/*!40000</text:p>
      <text:p text:style-name="P19">ALTER TABLE `customer_address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genre`</text:p>
      <text:p text:style-name="P19">--</text:p>
      <text:p text:style-name="P19"/>
      <text:p text:style-name="P19">LOCK TABLES `genre` WRITE;</text:p>
      <text:p text:style-name="P19"/>
      <text:p text:style-name="P19">/*!40000</text:p>
      <text:p text:style-name="P19">ALTER TABLE `genre`</text:p>
      <text:p text:style-name="P19">DISABLE KEYS <text:s text:c="63"/>*/;</text:p>
      <text:p text:style-name="P19"/>
      <text:p text:style-name="P19">INSERT INTO `genre`</text:p>
      <text:p text:style-name="P19"><text:s text:c="5"/>VALUES (1, 'Lovecraftian'),</text:p>
      <text:p text:style-name="P19"><text:s text:c="12"/>(2, 'High Fantasy'),</text:p>
      <text:p text:style-name="P19"><text:s text:c="12"/>(3, 'Low Fantasy'),</text:p>
      <text:p text:style-name="P19"><text:s text:c="12"/>(4, 'Horror'),</text:p>
      <text:p text:style-name="P19"><text:s text:c="12"/>(5, 'Magical Realism'),</text:p>
      <text:p text:style-name="P19"><text:s text:c="12"/>(6, 'Science Fiction'),</text:p>
      <text:p text:style-name="P19"><text:s text:c="12"/>(7, 'Bildungsroman'),</text:p>
      <text:p text:style-name="P19"><text:s text:c="12"/>(8, 'Young Adult'),</text:p>
      <text:p text:style-name="P19"><text:s text:c="12"/>(9, 'Dystopian');</text:p>
      <text:p text:style-name="P19"/>
      <text:p text:style-name="P19">/*!40000</text:p>
      <text:p text:style-name="P19">ALTER TABLE `genre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order_item`</text:p>
      <text:p text:style-name="P19">--</text:p>
      <text:p text:style-name="P19"/>
      <text:p text:style-name="P19">LOCK TABLES `order_item` WRITE;</text:p>
      <text:p text:style-name="P19"/>
      <text:p text:style-name="P19">/*!40000</text:p>
      <text:p text:style-name="P19">ALTER TABLE `order_item`</text:p>
      <text:p text:style-name="P19">DISABLE KEYS <text:s text:c="63"/>*/;</text:p>
      <text:p text:style-name="P19"/>
      <text:p text:style-name="P19">INSERT INTO `order_item`</text:p>
      <text:p text:style-name="P19"><text:s text:c="5"/>VALUES (2, '9780439000017', 2), (2, '9780870450020', 1);</text:p>
      <text:p text:style-name="P19"/>
      <text:p text:style-name="P19">/*!40000</text:p>
      <text:p text:style-name="P19">ALTER TABLE `order_item`</text:p>
      <text:p text:style-name="P19">ENABLE KEYS <text:s text:c="64"/>*/;</text:p>
      <text:p text:style-name="P19"/>
      <text:p text:style-name="P19">UNLOCK TABLES;</text:p>
      <text:p text:style-name="P19"/>
      <text:p text:style-name="P19"><text:soft-page-break/>--</text:p>
      <text:p text:style-name="P19">-- Dumping data for table `phone`</text:p>
      <text:p text:style-name="P19">--</text:p>
      <text:p text:style-name="P19"/>
      <text:p text:style-name="P19">LOCK TABLES `phone` WRITE;</text:p>
      <text:p text:style-name="P19"/>
      <text:p text:style-name="P19">/*!40000</text:p>
      <text:p text:style-name="P19">ALTER TABLE `phone`</text:p>
      <text:p text:style-name="P19">DISABLE KEYS <text:s text:c="63"/>*/;</text:p>
      <text:p text:style-name="P19"/>
      <text:p text:style-name="P19">/*!40000</text:p>
      <text:p text:style-name="P19">ALTER TABLE `phone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publisher`</text:p>
      <text:p text:style-name="P19">--</text:p>
      <text:p text:style-name="P19"/>
      <text:p text:style-name="P19">LOCK TABLES `publisher` WRITE;</text:p>
      <text:p text:style-name="P19"/>
      <text:p text:style-name="P19">/*!40000</text:p>
      <text:p text:style-name="P19">ALTER TABLE `publisher`</text:p>
      <text:p text:style-name="P19">DISABLE KEYS <text:s text:c="63"/>*/;</text:p>
      <text:p text:style-name="P19"/>
      <text:p text:style-name="P19">INSERT INTO `publisher`</text:p>
      <text:p text:style-name="P19"><text:s text:c="5"/>VALUES (1, 'Arkham House', '87045', 64),</text:p>
      <text:p text:style-name="P19"><text:s text:c="12"/>(2, 'Scholastic', '439', 30),</text:p>
      <text:p text:style-name="P19"><text:s text:c="12"/>(3, 'Prentice Hall', '13', 0),</text:p>
      <text:p text:style-name="P19"><text:s text:c="12"/>(4, 'McGraw Hill', '7', 0),</text:p>
      <text:p text:style-name="P19"><text:s text:c="12"/>(5, 'Addison-Wesley', '321', 0),</text:p>
      <text:p text:style-name="P19"><text:s text:c="12"/>(6, 'MIT Press', '262', 0),</text:p>
      <text:p text:style-name="P19"><text:s text:c="12"/>(7, 'Random House', '307', 0);</text:p>
      <text:p text:style-name="P19"/>
      <text:p text:style-name="P19">/*!40000</text:p>
      <text:p text:style-name="P19">ALTER TABLE `publisher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reveiw`</text:p>
      <text:p text:style-name="P19">--</text:p>
      <text:p text:style-name="P19"/>
      <text:p text:style-name="P19">LOCK TABLES `reveiw` WRITE;</text:p>
      <text:p text:style-name="P19"/>
      <text:p text:style-name="P19">/*!40000</text:p>
      <text:p text:style-name="P19">ALTER TABLE `reveiw`</text:p>
      <text:p text:style-name="P19">DISABLE KEYS <text:s text:c="63"/>*/;</text:p>
      <text:p text:style-name="P19"/>
      <text:p text:style-name="P19">/*!40000</text:p>
      <text:p text:style-name="P19">ALTER TABLE `reveiw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sales_order`</text:p>
      <text:p text:style-name="P19">--</text:p>
      <text:p text:style-name="P19"/>
      <text:p text:style-name="P19">LOCK TABLES `sales_order` WRITE;</text:p>
      <text:p text:style-name="P19"/>
      <text:p text:style-name="P19">/*!40000</text:p>
      <text:p text:style-name="P19">ALTER TABLE `sales_order`</text:p>
      <text:p text:style-name="P19">DISABLE KEYS <text:s text:c="63"/>*/;</text:p>
      <text:p text:style-name="P19"/>
      <text:p text:style-name="P19">INSERT INTO `sales_order`</text:p>
      <text:p text:style-name="P19"><text:s text:c="5"/>VALUES (2,</text:p>
      <text:p text:style-name="P19"><text:s text:c="13"/>43.03,</text:p>
      <text:p text:style-name="P19"><text:s text:c="13"/>'2015-03-18 20:57:41',</text:p>
      <text:p text:style-name="P19"><text:s text:c="13"/>0.00,</text:p>
      <text:p text:style-name="P19"><text:soft-page-break/><text:s text:c="13"/>'2015-03-19',</text:p>
      <text:p text:style-name="P19"><text:s text:c="13"/>'pending',</text:p>
      <text:p text:style-name="P19"><text:s text:c="13"/>NULL,</text:p>
      <text:p text:style-name="P19"><text:s text:c="13"/>NULL,</text:p>
      <text:p text:style-name="P19"><text:s text:c="13"/>'egurnee',</text:p>
      <text:p text:style-name="P19"><text:s text:c="13"/>9,</text:p>
      <text:p text:style-name="P19"><text:s text:c="13"/>'4295917786396557');</text:p>
      <text:p text:style-name="P19"/>
      <text:p text:style-name="P19">/*!40000</text:p>
      <text:p text:style-name="P19">ALTER TABLE `sales_order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series`</text:p>
      <text:p text:style-name="P19">--</text:p>
      <text:p text:style-name="P19"/>
      <text:p text:style-name="P19">LOCK TABLES `series` WRITE;</text:p>
      <text:p text:style-name="P19"/>
      <text:p text:style-name="P19">/*!40000</text:p>
      <text:p text:style-name="P19">ALTER TABLE `series`</text:p>
      <text:p text:style-name="P19">DISABLE KEYS <text:s text:c="63"/>*/;</text:p>
      <text:p text:style-name="P19"/>
      <text:p text:style-name="P19">INSERT INTO `series`</text:p>
      <text:p text:style-name="P19"><text:s text:c="5"/>VALUES (1, 'Harry Potter'),</text:p>
      <text:p text:style-name="P19"><text:s text:c="12"/>(2, 'Hunger Games'),</text:p>
      <text:p text:style-name="P19"><text:s text:c="12"/>(3, 'Lord of the Rings'),</text:p>
      <text:p text:style-name="P19"><text:s text:c="12"/>(4, 'Jedi Apprentice'),</text:p>
      <text:p text:style-name="P19"><text:s text:c="12"/>(5, 'His Dark Materials'),</text:p>
      <text:p text:style-name="P19"><text:s text:c="12"/>(6, 'The Sword of Shannara Trilogy'),</text:p>
      <text:p text:style-name="P19"><text:s text:c="12"/>(7, 'The Heritage of Shannara'),</text:p>
      <text:p text:style-name="P19"><text:s text:c="12"/>(8, 'A Song of Ice and Fire');</text:p>
      <text:p text:style-name="P19"/>
      <text:p text:style-name="P19">/*!40000</text:p>
      <text:p text:style-name="P19">ALTER TABLE `series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series_entry`</text:p>
      <text:p text:style-name="P19">--</text:p>
      <text:p text:style-name="P19"/>
      <text:p text:style-name="P19">LOCK TABLES `series_entry` WRITE;</text:p>
      <text:p text:style-name="P19"/>
      <text:p text:style-name="P19">/*!40000</text:p>
      <text:p text:style-name="P19">ALTER TABLE `series_entry`</text:p>
      <text:p text:style-name="P19">DISABLE KEYS <text:s text:c="63"/>*/;</text:p>
      <text:p text:style-name="P19"/>
      <text:p text:style-name="P19">INSERT INTO `series_entry`</text:p>
      <text:p text:style-name="P19"><text:s text:c="5"/>VALUES ('9780439000017', 1, 1),</text:p>
      <text:p text:style-name="P19"><text:s text:c="12"/>('9780439000024', 1, 2),</text:p>
      <text:p text:style-name="P19"><text:s text:c="12"/>('9780439000031', 1, 3),</text:p>
      <text:p text:style-name="P19"><text:s text:c="12"/>('9780439000048', 1, 4),</text:p>
      <text:p text:style-name="P19"><text:s text:c="12"/>('9780439000055', 1, 5),</text:p>
      <text:p text:style-name="P19"><text:s text:c="12"/>('9780439000062', 1, 6),</text:p>
      <text:p text:style-name="P19"><text:s text:c="12"/>('9780439000079', 1, 7),</text:p>
      <text:p text:style-name="P19"><text:s text:c="12"/>('9780439000086', 2, 1),</text:p>
      <text:p text:style-name="P19"><text:s text:c="12"/>('9780439000093', 2, 2),</text:p>
      <text:p text:style-name="P19"><text:s text:c="12"/>('9780439000109', 2, 3),</text:p>
      <text:p text:style-name="P19"><text:s text:c="12"/>('9780439000116', 4, 2),</text:p>
      <text:p text:style-name="P19"><text:s text:c="12"/>('9780439000123', 4, 3),</text:p>
      <text:p text:style-name="P19"><text:s text:c="12"/>('9780439000130', 4, 4),</text:p>
      <text:p text:style-name="P19"><text:s text:c="12"/>('9780439000147', 4, 5),</text:p>
      <text:p text:style-name="P19"><text:s text:c="12"/>('9780439000154', 4, 6),</text:p>
      <text:p text:style-name="P19"><text:s text:c="12"/>('9780439000161', 4, 7),</text:p>
      <text:p text:style-name="P19"><text:s text:c="12"/>('9780439000178', 4, 8),</text:p>
      <text:p text:style-name="P19"><text:s text:c="12"/>('9780439000185', 4, 9),</text:p>
      <text:p text:style-name="P19"><text:s text:c="12"/>('9780439000192', 4, 10),</text:p>
      <text:p text:style-name="P19"><text:s text:c="12"/>('9780439000208', 4, 11),</text:p>
      <text:p text:style-name="P19"><text:s text:c="12"/>('9780439000215', 4, 12),</text:p>
      <text:p text:style-name="P19"><text:soft-page-break/><text:s text:c="12"/>('9780439000222', 4, 13),</text:p>
      <text:p text:style-name="P19"><text:s text:c="12"/>('9780439000239', 4, 14),</text:p>
      <text:p text:style-name="P19"><text:s text:c="12"/>('9780439000246', 4, 15),</text:p>
      <text:p text:style-name="P19"><text:s text:c="12"/>('9780439000253', 4, 16),</text:p>
      <text:p text:style-name="P19"><text:s text:c="12"/>('9780439000260', 4, 17),</text:p>
      <text:p text:style-name="P19"><text:s text:c="12"/>('9780439000277', 4, 18),</text:p>
      <text:p text:style-name="P19"><text:s text:c="12"/>('9780439000307', 4, 1);</text:p>
      <text:p text:style-name="P19"/>
      <text:p text:style-name="P19">/*!40000</text:p>
      <text:p text:style-name="P19">ALTER TABLE `series_entry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shipping_zone`</text:p>
      <text:p text:style-name="P19">--</text:p>
      <text:p text:style-name="P19"/>
      <text:p text:style-name="P19">LOCK TABLES `shipping_zone` WRITE;</text:p>
      <text:p text:style-name="P19"/>
      <text:p text:style-name="P19">/*!40000</text:p>
      <text:p text:style-name="P19">ALTER TABLE `shipping_zone`</text:p>
      <text:p text:style-name="P19">DISABLE KEYS <text:s text:c="63"/>*/;</text:p>
      <text:p text:style-name="P19"/>
      <text:p text:style-name="P19">INSERT INTO `shipping_zone`</text:p>
      <text:p text:style-name="P19"><text:s text:c="5"/>VALUES ('A', 2.00, 1),</text:p>
      <text:p text:style-name="P19"><text:s text:c="12"/>('B', 3.00, 3),</text:p>
      <text:p text:style-name="P19"><text:s text:c="12"/>('C', 5.25, 4),</text:p>
      <text:p text:style-name="P19"><text:s text:c="12"/>('D', 8.50, 6),</text:p>
      <text:p text:style-name="P19"><text:s text:c="12"/>('E', 10.00, 6),</text:p>
      <text:p text:style-name="P19"><text:s text:c="12"/>('F', 15.00, 8);</text:p>
      <text:p text:style-name="P19"/>
      <text:p text:style-name="P19">/*!40000</text:p>
      <text:p text:style-name="P19">ALTER TABLE `shipping_zone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state`</text:p>
      <text:p text:style-name="P19">--</text:p>
      <text:p text:style-name="P19"/>
      <text:p text:style-name="P19">LOCK TABLES `state` WRITE;</text:p>
      <text:p text:style-name="P19"/>
      <text:p text:style-name="P19">/*!40000</text:p>
      <text:p text:style-name="P19">ALTER TABLE `state`</text:p>
      <text:p text:style-name="P19">DISABLE KEYS <text:s text:c="63"/>*/;</text:p>
      <text:p text:style-name="P19"/>
      <text:p text:style-name="P19">INSERT INTO `state`</text:p>
      <text:p text:style-name="P19"><text:s text:c="5"/>VALUES ('AK', 'Alaska', 'F'),</text:p>
      <text:p text:style-name="P19"><text:s text:c="12"/>('AL', 'Alabama', 'C'),</text:p>
      <text:p text:style-name="P19"><text:s text:c="12"/>('AR', 'Arkansas', 'C'),</text:p>
      <text:p text:style-name="P19"><text:s text:c="12"/>('AZ', 'Arizona', 'D'),</text:p>
      <text:p text:style-name="P19"><text:s text:c="12"/>('CA', 'California', 'E'),</text:p>
      <text:p text:style-name="P19"><text:s text:c="12"/>('CO', 'Colorado', 'D'),</text:p>
      <text:p text:style-name="P19"><text:s text:c="12"/>('CT', 'Connecticut', 'C'),</text:p>
      <text:p text:style-name="P19"><text:s text:c="12"/>('DC', 'District of Columbia', 'B'),</text:p>
      <text:p text:style-name="P19"><text:s text:c="12"/>('DE', 'Delaware', 'B'),</text:p>
      <text:p text:style-name="P19"><text:s text:c="12"/>('FL', 'Florida', 'D'),</text:p>
      <text:p text:style-name="P19"><text:s text:c="12"/>('GA', 'Georgia', 'C'),</text:p>
      <text:p text:style-name="P19"><text:s text:c="12"/>('HI', 'Hawaii', 'F'),</text:p>
      <text:p text:style-name="P19"><text:s text:c="12"/>('IA', 'Iowa', 'B'),</text:p>
      <text:p text:style-name="P19"><text:s text:c="12"/>('ID', 'Idaho', 'E'),</text:p>
      <text:p text:style-name="P19"><text:s text:c="12"/>('IL', 'Illinois', 'A'),</text:p>
      <text:p text:style-name="P19"><text:s text:c="12"/>('IN', 'Indiana', 'A'),</text:p>
      <text:p text:style-name="P19"><text:s text:c="12"/>('KS', 'Kansas', 'C'),</text:p>
      <text:p text:style-name="P19"><text:s text:c="12"/>('KY', 'Kentucky', 'B'),</text:p>
      <text:p text:style-name="P19"><text:s text:c="12"/>('LA', 'Louisiana', 'C'),</text:p>
      <text:p text:style-name="P19"><text:s text:c="12"/>('MA', 'Massachusetts', 'C'),</text:p>
      <text:p text:style-name="P19"><text:s text:c="12"/>('MD', 'Maryland', 'B'),</text:p>
      <text:p text:style-name="P19"><text:s text:c="12"/>('ME', 'Maine', 'D'),</text:p>
      <text:p text:style-name="P19"><text:s text:c="12"/>('MI', 'Michigan', 'A'),</text:p>
      <text:p text:style-name="P19"><text:soft-page-break/><text:s text:c="12"/>('MN', 'Minnesota', 'A'),</text:p>
      <text:p text:style-name="P19"><text:s text:c="12"/>('MO', 'Missouri', 'B'),</text:p>
      <text:p text:style-name="P19"><text:s text:c="12"/>('MS', 'Mississippi', 'C'),</text:p>
      <text:p text:style-name="P19"><text:s text:c="12"/>('MT', 'Montana', 'D'),</text:p>
      <text:p text:style-name="P19"><text:s text:c="12"/>('NC', 'North Carolina', 'B'),</text:p>
      <text:p text:style-name="P19"><text:s text:c="12"/>('ND', 'North Dakota', 'C'),</text:p>
      <text:p text:style-name="P19"><text:s text:c="12"/>('NE', 'Nebraska', 'C'),</text:p>
      <text:p text:style-name="P19"><text:s text:c="12"/>('NH', 'New Hampshire', 'C'),</text:p>
      <text:p text:style-name="P19"><text:s text:c="12"/>('NJ', 'New Jersey', 'B'),</text:p>
      <text:p text:style-name="P19"><text:s text:c="12"/>('NM', 'New Mexico', 'D'),</text:p>
      <text:p text:style-name="P19"><text:s text:c="12"/>('NV', 'Nevada', 'E'),</text:p>
      <text:p text:style-name="P19"><text:s text:c="12"/>('NY', 'New York', 'B'),</text:p>
      <text:p text:style-name="P19"><text:s text:c="12"/>('OH', 'Ohio', 'A'),</text:p>
      <text:p text:style-name="P19"><text:s text:c="12"/>('OK', 'Oklahoma', 'C'),</text:p>
      <text:p text:style-name="P19"><text:s text:c="12"/>('OR', 'Oregon', 'E'),</text:p>
      <text:p text:style-name="P19"><text:s text:c="12"/>('PA', 'Pennsylvania', 'B'),</text:p>
      <text:p text:style-name="P19"><text:s text:c="12"/>('RI', 'Rhode Island', 'C'),</text:p>
      <text:p text:style-name="P19"><text:s text:c="12"/>('SC', 'South Carolina', 'C'),</text:p>
      <text:p text:style-name="P19"><text:s text:c="12"/>('SD', 'South Dakota', 'C'),</text:p>
      <text:p text:style-name="P19"><text:s text:c="12"/>('TN', 'Tennessee', 'B'),</text:p>
      <text:p text:style-name="P19"><text:s text:c="12"/>('TX', 'Texas', 'C'),</text:p>
      <text:p text:style-name="P19"><text:s text:c="12"/>('UT', 'Utah', 'D'),</text:p>
      <text:p text:style-name="P19"><text:s text:c="12"/>('VA', 'Virginia', 'B'),</text:p>
      <text:p text:style-name="P19"><text:s text:c="12"/>('VT', 'Vermont', 'C'),</text:p>
      <text:p text:style-name="P19"><text:s text:c="12"/>('WA', 'Washington', 'E'),</text:p>
      <text:p text:style-name="P19"><text:s text:c="12"/>('WI', 'Wisconsin', 'A'),</text:p>
      <text:p text:style-name="P19"><text:s text:c="12"/>('WV', 'West Virginia', 'B'),</text:p>
      <text:p text:style-name="P19"><text:s text:c="12"/>('WY', 'Wyoming', 'D');</text:p>
      <text:p text:style-name="P19"/>
      <text:p text:style-name="P19">/*!40000</text:p>
      <text:p text:style-name="P19">ALTER TABLE `state`</text:p>
      <text:p text:style-name="P19">ENABLE KEYS <text:s text:c="64"/>*/;</text:p>
      <text:p text:style-name="P19"/>
      <text:p text:style-name="P19">UNLOCK TABLES;</text:p>
      <text:p text:style-name="P19"/>
      <text:p text:style-name="P19">--</text:p>
      <text:p text:style-name="P19">-- Dumping data for table `wishlist`</text:p>
      <text:p text:style-name="P19">--</text:p>
      <text:p text:style-name="P19"/>
      <text:p text:style-name="P19">LOCK TABLES `wishlist` WRITE;</text:p>
      <text:p text:style-name="P19"/>
      <text:p text:style-name="P19">/*!40000</text:p>
      <text:p text:style-name="P19">ALTER TABLE `wishlist`</text:p>
      <text:p text:style-name="P19">DISABLE KEYS <text:s text:c="63"/>*/;</text:p>
      <text:p text:style-name="P19"/>
      <text:p text:style-name="P19">INSERT INTO `wishlist`</text:p>
      <text:p text:style-name="P19"><text:s text:c="8"/>VALUES ('9780439000079', 'egurnee'),</text:p>
      <text:p text:style-name="P19"><text:s text:c="15"/>('9780870450440', 'egurnee'),</text:p>
      <text:p text:style-name="P19"><text:s text:c="15"/>('9780439000307', 'OurOnlyHope');</text:p>
      <text:p text:style-name="P19"/>
      <text:p text:style-name="P19">/*!40000</text:p>
      <text:p text:style-name="P19">ALTER TABLE `wishlist`</text:p>
      <text:p text:style-name="P19">ENABLE KEYS <text:s text:c="64"/>*/;</text:p>
      <text:p text:style-name="P19"/>
      <text:p text:style-name="P19">UNLOCK TABLES;</text:p>
      <text:p text:style-name="P19">/*!40103</text:p>
      <text:p text:style-name="P19">SET TIME_ZONE = @OLD_TIME_ZONE <text:s text:c="45"/>*/;</text:p>
      <text:p text:style-name="P19"/>
      <text:p text:style-name="P19">/*!40101</text:p>
      <text:p text:style-name="P19">SET SQL_MODE = @OLD_SQL_MODE <text:s text:c="47"/>*/;</text:p>
      <text:p text:style-name="P19">/*!40014</text:p>
      <text:p text:style-name="P19">SET FOREIGN_KEY_CHECKS = @OLD_FOREIGN_KEY_CHECKS <text:s text:c="27"/>*/;</text:p>
      <text:p text:style-name="P19">/*!40014</text:p>
      <text:p text:style-name="P19">SET UNIQUE_CHECKS = @OLD_UNIQUE_CHECKS <text:s text:c="37"/>*/;</text:p>
      <text:p text:style-name="P19">/*!40101</text:p>
      <text:p text:style-name="P19">SET CHARACTER_SET_CLIENT = @OLD_CHARACTER_SET_CLIENT <text:s text:c="23"/>*/;</text:p>
      <text:p text:style-name="P19">/*!40101</text:p>
      <text:p text:style-name="P19">SET CHARACTER_SET_RESULTS = @OLD_CHARACTER_SET_RESULTS <text:s text:c="21"/>*/;</text:p>
      <text:p text:style-name="P19">/*!40101</text:p>
      <text:p text:style-name="P19">SET COLLATION_CONNECTION = @OLD_COLLATION_CONNECTION <text:s text:c="23"/>*/;</text:p>
      <text:p text:style-name="P19">/*!40111</text:p>
      <text:p text:style-name="P19">SET SQL_NOTES = @OLD_SQL_NOTES <text:s text:c="45"/>*/;</text:p>
      <text:p text:style-name="P19"><text:soft-page-break/></text:p>
      <text:p text:style-name="P19">-- Dump completed on 2015-03-20 22:10: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aco" svg:font-family="Monaco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</meta:initial-creator>
    <meta:creation-date>2015-03-20T18:46:11.472278598</meta:creation-date>
    <meta:generator>LibreOffice/4.2.8.2$MacOSX_x86 LibreOffice_project/48d50dbfc06349262c9d50868e5c1f630a573ebd</meta:generator>
    <dc:date>2015-03-20T22:23:23.230416000</dc:date>
    <meta:editing-duration>PT53M50S</meta:editing-duration>
    <meta:editing-cycles>13</meta:editing-cycles>
    <meta:document-statistic meta:table-count="0" meta:image-count="0" meta:object-count="0" meta:page-count="27" meta:paragraph-count="1287" meta:word-count="5144" meta:character-count="51980" meta:non-whitespace-character-count="38210"/>
  </office:meta>
</office:document-meta>
</file>